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0.559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6.359cm"/>
    </style:style>
    <style:style style:name="co13" style:family="table-column">
      <style:table-column-properties fo:break-before="auto" style:column-width="4.6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r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Auteur</text:p>
          </table:table-cell>
          <table:table-cell office:value-type="string">
            <text:p>Genre</text:p>
          </table:table-cell>
        </table:table-row>
        <table:table-row table:style-name="ro1">
          <table:table-cell office:value-type="string">
            <text:p>Le Mythe d'Apollon et Python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e Naufrag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e Rigi bleu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e Témérair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es feux des bateaux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Pluie - Vapeur - Vitess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Regulus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Tempête de neige en mer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un désastre en mer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Venise en approch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Venise : La Dogana, San Giorgio ...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Venise : Le grand canal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Venise : Le pont des soupirs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Venise : Une rue animé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Château de Norham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Chutes de Clyd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Coucher de soleil écarlat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Éruption du Vésuve 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Esclaves ...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Glaucus et Scylla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Heidelberg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Incendie de la chambre des Lords (I)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Incendie de la chambre des Lords (II)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'apparition d'un ang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a bataille de Trafalgar (I)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a bataille de Trafalgar (II)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ac Buttermere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Le déclin de l'empire carthaginois </text:p>
          </table:table-cell>
          <table:table-cell office:value-type="string">
            <text:p>William Turner</text:p>
          </table:table-cell>
          <table:table-cell office:value-type="string">
            <text:p>Romantisme </text:p>
          </table:table-cell>
        </table:table-row>
        <table:table-row table:style-name="ro1">
          <table:table-cell office:value-type="string">
            <text:p><text:s text:c="4"/>Diane et ses compagnes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e Christ dans la maison de Marthe et Mari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'Entremetteus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The Procuress, detail (supposed self-portrait)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Liseuse à la fenêt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Une jeune fille assoupi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'Officier et la jeune fille riant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Sainte Praxèd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A Lady and Two Gentlemen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Ruell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e Verre de vin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Laitiè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Leçon de musique interrompu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Vue de Delft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Dame au collier de perles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Femme en bleu lisant une lett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e Concert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Femme au luth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A Lady at the Virginals with a Gentleman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Jeune Fille à la perl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Leçon de musiqu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Femme à la balanc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Jeune Femme à l'aiguiè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Jeune Femme écrivant une lett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Jeune Fille à la flût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Fille au chapeau roug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Maîtresse et la Servant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Portrait d'une jeune femm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'Art de la peintu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'Astronom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e Géograph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Lettre d'amour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Femme écrivant une lettre et sa servant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a Dentelliè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Une dame debout au virginal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Jeune Femme jouant du virginal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Dame assise au virginal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Une femme jouant de la guitare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<text:s text:c="4"/>L'Allégorie de la Foi</text:p>
          </table:table-cell>
          <table:table-cell office:value-type="string">
            <text:p>Jan Vermeer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avions par couleurs , grand nu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avions par couleurs , grand nu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Femme cueillant des fleurs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Femme cueillant des fleurs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forer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forer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tordu noir lignes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tordu noir lignes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Eau . le baigneur .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Eau . le baigneur .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Mme kupka parmi les verticales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Mme kupka parmi les verticales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Idol Black résistance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Idol Black résistance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Tango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Tango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auto portrait avec épouse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auto portrait avec épouse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Positionnement des éléments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Positionnement des éléments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Chromatics chauds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Chromatics chauds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Les disques de Newton 1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Les disques de Newton 1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The Way of Silence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The Way of Silence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Clés de piano lac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Clés de piano lac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Babylone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Babylone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Mouvement</text:p>
          </table:table-cell>
          <table:table-cell office:value-type="string">
            <text:p>František Kupka </text:p>
          </table:table-cell>
          <table:table-cell office:value-type="string">
            <text:p>Orphisme</text:p>
          </table:table-cell>
        </table:table-row>
        <table:table-row table:style-name="ro1">
          <table:table-cell office:value-type="string">
            <text:p>Mouvement</text:p>
          </table:table-cell>
          <table:table-cell office:value-type="string">
            <text:p>František Kupka </text:p>
          </table:table-cell>
          <table:table-cell office:value-type="string">
            <text:p>Art abstrait</text:p>
          </table:table-cell>
        </table:table-row>
        <table:table-row table:style-name="ro1">
          <table:table-cell office:value-type="string">
            <text:p>Drapery for a seated figure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L'Annonciation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Profile of a warrior in helmet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The Study of Drapery of a Seated Figure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leeve Study for the Annunciation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Landscape drawing for Santa Maria della Neve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Woman's Head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Portrait de Ginevra de Benci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of hands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Le Baptême du Christ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Lily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The Study of a Drapery of a Figure Kneeling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Madonna Benois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for the Madonna with the Fruit Bowl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of a child with a cat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of the Madonna and Child with a Cat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sheet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of the Hanged Bernardo di Bandino Baroncelli, assassin of Giuliano de Medici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Annunciation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Automobile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aint Jérôme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ies of central plan buildings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for the Adoration of the Magi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of nursing Madonna and profile heads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L'Adoration des mages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La Madone à l'œillet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Drapery for a seated figure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Study of an Old Man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Crossbow Machine</text:p>
          </table:table-cell>
          <table:table-cell office:value-type="string">
            <text:p>Léonard de Vinci</text:p>
          </table:table-cell>
          <table:table-cell office:value-type="string">
            <text:p>Haute Renaissance </text:p>
          </table:table-cell>
        </table:table-row>
        <table:table-row table:style-name="ro1">
          <table:table-cell office:value-type="string">
            <text:p>Head of a Man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Vieille faisant frire des œuf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Breakfast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Head of a Girl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Scène de cuisin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Trois musicien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Adoration des Mage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Saint Jean à Patmo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Immaculée Conception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Christ dans la maison de Marthe et Mari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Don Cristobal Suarez de Ribera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La Vénérable Mère Jerónima de la Fuent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Saint Paul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Saint Thoma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Saint Paul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La Cène d'Emmaü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Déjeuner de paysan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Imposition de la chasuble à Saint Ildefons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ortrait of a Man with a Goate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ortrait de Luis de Góngora y Argot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Deux jeunes à tabl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ortrait of a Cleric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ortrait of a Young Man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Le Porteur d'eau de Sévill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A young Man(Self-Portrait)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hilip IV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ortrait du comte-duc d'Olivare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Isabella of Bourbon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Don Gaspde Guzman, Count of Olivares and Duke of San Lucla Mayor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hilip IV of Spain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ortrait de l'infant Don Carlo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Retrato de Don Sebastián Garcia de Huerta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Christ contemplé par l’âme chrétienn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hilippe IV en armur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Portrait of a Man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Le Triomphe de Bacchus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  <table:table-row table:style-name="ro1">
          <table:table-cell office:value-type="string">
            <text:p>Démocrite</text:p>
          </table:table-cell>
          <table:table-cell office:value-type="string">
            <text:p>Diego Vélasquez </text:p>
          </table:table-cell>
          <table:table-cell office:value-type="string">
            <text:p>baroque </text:p>
          </table:table-cell>
        </table:table-row>
      </table:table>
      <table:table table:name="donnée de travail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4" table:number-columns-repeated="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Le Mythe d'Apollon et Python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string">
            <text:p>idTitre</text:p>
          </table:table-cell>
          <table:table-cell office:value-type="string">
            <text:p>idGenre</text:p>
          </table:table-cell>
          <table:table-cell/>
          <table:table-cell office:value-type="string">
            <text:p>idTitre</text:p>
          </table:table-cell>
          <table:table-cell office:value-type="string">
            <text:p>libTitre</text:p>
          </table:table-cell>
          <table:table-cell office:value-type="string">
            <text:p>idAuteur</text:p>
          </table:table-cell>
          <table:table-cell/>
          <table:table-cell office:value-type="string">
            <text:p>idGenre</text:p>
          </table:table-cell>
          <table:table-cell office:value-type="string">
            <text:p>libGenre</text:p>
          </table:table-cell>
          <table:table-cell/>
          <table:table-cell office:value-type="string">
            <text:p>idAuteur</text:p>
          </table:table-cell>
          <table:table-cell office:value-type="string">
            <text:p>libAuteu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 text:c="4"/>A Lady and Two Gentlemen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e Mythe d'Apollon et Pyth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 text:c="4"/>A Lady at the Virginals with a Gentleman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 text:c="4"/>A Lady and Two Gentleme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 text:c="4"/>Dame assise au virginal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 text:c="4"/>A Lady at the Virginals with a Gentlema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4"/>Diane et ses compagnes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 text:c="4"/>Dame assise au virgina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4"/>Femme écrivant une lettre et sa servant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 text:c="4"/>Diane et ses compagnes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4"/>Jeune Femme à l'aiguiè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4"/>Femme écrivant une lettre et sa servant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4"/>Jeune Femme écrivant une lett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 text:c="4"/>Jeune Femme à l'aiguiè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4"/>Jeune Femme jouant du virginal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 text:c="4"/>Jeune Femme écrivant une lett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4"/>L'Allégorie de la Foi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<text:s text:c="4"/>Jeune Femme jouant du virgina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4"/>L'Art de la peintu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<text:s text:c="4"/>L'Allégorie de la Foi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4"/>L'Astronom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<text:s text:c="4"/>L'Art de la peintu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4"/>L'Entremetteus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<text:s text:c="4"/>L'Astronom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4"/>L'Officier et la jeune fille riant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<text:s text:c="4"/>L'Entremetteus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4"/>La Dame au collier de perles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<text:s text:c="4"/>L'Officier et la jeune fille riant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4"/>La Dentelliè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<text:s text:c="4"/>La Dame au collier de perles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4"/>La Femme à la balanc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<text:s text:c="4"/>La Dentelliè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4"/>La Femme au luth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<text:s text:c="4"/>La Femme à la balanc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4"/>La Femme en bleu lisant une lett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<text:s text:c="4"/>La Femme au luth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4"/>La Fille au chapeau roug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<text:s text:c="4"/>La Femme en bleu lisant une lett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4"/>La Jeune Fille à la flût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s text:c="4"/>La Fille au chapeau roug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4"/>La Jeune Fille à la perl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<text:s text:c="4"/>La Jeune Fille à la flût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4"/>La Laitiè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<text:s text:c="4"/>La Jeune Fille à la perl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4"/>La Leçon de musiqu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<text:s text:c="4"/>La Laitiè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4"/>La Leçon de musique interrompu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<text:s text:c="4"/>La Leçon de musiqu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4"/>La Lettre d'amour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<text:s text:c="4"/>La Leçon de musique interrompu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4"/>La Liseuse à la fenêt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<text:s text:c="4"/>La Lettre d'amour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4"/>La Maîtresse et la Servant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<text:s text:c="4"/>La Liseuse à la fenêt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4"/>La Ruell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<text:s text:c="4"/>La Maîtresse et la Servant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4"/>Le Christ dans la maison de Marthe et Mari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<text:s text:c="4"/>La Ruell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4"/>Le Concert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<text:s text:c="4"/>Le Christ dans la maison de Marthe et Mari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4"/>Le Géograph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<text:s text:c="4"/>Le Concert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4"/>Le Verre de vin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<text:s text:c="4"/>Le Géograph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4"/>Portrait d'une jeune femm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<text:s text:c="4"/>Le Verre de vi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s text:c="4"/>Sainte Praxèd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<text:s text:c="4"/>Portrait d'une jeune femm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s text:c="4"/>The Procuress, detail (supposed self-portrait)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<text:s text:c="4"/>Sainte Praxèd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s text:c="4"/>Une dame debout au virginal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<text:s text:c="4"/>The Procuress, detail (supposed self-portrait)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4"/>Une femme jouant de la guitar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<text:s text:c="4"/>Une dame debout au virgina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4"/>Une jeune fille assoupie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<text:s text:c="4"/>Une femme jouant de la guitar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s text:c="4"/>Vue de Delft</text:p>
          </table:table-cell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<text:s text:c="4"/>Une jeune fille assoupi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 young Man(Self-Portrait)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<text:s text:c="4"/>Vue de Delft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n Vermeer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doration des Mage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A young Man(Self-Portrait)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nnunciation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Adoration des Mage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uto portrait avec épous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Annunciation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uto portrait avec épous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auto portrait avec épouse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utomobile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auto portrait avec épous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vions par couleurs , grand nu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Automobile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vions par couleurs , grand nu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avions par couleurs , grand nu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abylon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avions par couleurs , grand nu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abylon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Babylone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reakfast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Babylon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hâteau de Norham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Breakfast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Christ contemplé par l’âme chrétienn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Château de Norha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Christ dans la maison de Marthe et Mari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Christ contemplé par l’âme chrétienn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hromatics chaud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Christ dans la maison de Marthe et Mari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hromatics chaud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Chromatics chauds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Chutes de Clyd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Chromatics chauds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Clés de piano lac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Chutes de Cly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Clés de piano lac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Clés de piano lac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oucher de soleil écarlat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Clés de piano lac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rossbow Machine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Coucher de soleil écar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éjeuner de paysan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Crossbow Machine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émocrit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Déjeuner de paysan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eux jeunes à tabl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Démocrit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on Cristobal Suarez de Ribera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Deux jeunes à tabl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on Gaspde Guzman, Count of Olivares and Duke of San Lucla Mayor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Don Cristobal Suarez de Ribera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rapery for a seated figure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Don Gaspde Guzman, Count of Olivares and Duke of San Lucla Mayor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rapery for a seated figure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Drapery for a seated figure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au . le baigneur .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Drapery for a seated figure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au . le baigneur .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Eau . le baigneur .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Éruption du Vésuve 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Eau . le baigneur .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sclaves ...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Éruption du Vésuve 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emme cueillant des fleur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Esclaves ...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emme cueillant des fleur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Femme cueillant des fleurs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orer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Femme cueillant des fleurs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orer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forer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Glaucus et Scylla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forer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Head of a Girl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Glaucus et Scyll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Head of a Man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Head of a Girl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Heidelberg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Head of a Man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Idol Black résistanc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Heidelber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Idol Black résistanc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Idol Black résistance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Immaculée Conception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Idol Black résistanc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Imposition de la chasuble à Saint Ildefons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Immaculée Conception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Incendie de la chambre des Lords (I)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Imposition de la chasuble à Saint Ildefons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Incendie de la chambre des Lords (II)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Incendie de la chambre des Lords (I)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Isabella of Bourbon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Incendie de la chambre des Lords (II)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L'Adoration des mages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Isabella of Bourbon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L'Annonciation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L'Adoration des mages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'apparition d'un ang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L'Annonciation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a bataille de Trafalgar (I)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L'apparition d'un an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a bataille de Trafalgar (II)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La bataille de Trafalgar (I)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La Cène d'Emmaü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La bataille de Trafalgar (II)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La Madone à l'œillet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La Cène d'Emmaü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La Vénérable Mère Jerónima de la Fuent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La Madone à l'œillet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Lac Buttermer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La Vénérable Mère Jerónima de la Fuent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Landscape drawing for Santa Maria della Neve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Lac Butterme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Le Baptême du Christ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Landscape drawing for Santa Maria della Neve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Le déclin de l'empire carthaginois 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Le Baptême du Christ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e Naufrag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Le déclin de l'empire carthaginois 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Le Porteur d'eau de Sévill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Le Naufr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Le Rigi bleu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Le Porteur d'eau de Sévill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Le Témérair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Le Rigi bleu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Le Triomphe de Bacchu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Le Témérai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Les disques de Newton 1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Le Triomphe de Bacchu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Les disques de Newton 1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Les disques de Newton 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Les feux des bateaux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Les disques de Newton 1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Lily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Les feux des batea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Madonna Benois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Lily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Mme kupka parmi les verticale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Madonna Benois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Mme kupka parmi les verticale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Mme kupka parmi les verticales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ouvement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Mme kupka parmi les verticales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ouvement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ouvement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Philip IV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ouvement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hilip IV of Spain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Philip IV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Philippe IV en armur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Philip IV of Spain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Pluie - Vapeur - Vitess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Philippe IV en armur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ortrait de Ginevra de Benci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Pluie - Vapeur - Vites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Portrait de l'infant Don Carlo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Portrait de Ginevra de Benci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ortrait de Luis de Góngora y Argot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Portrait de l'infant Don Carlo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ortrait du comte-duc d'Olivare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Portrait de Luis de Góngora y Argot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ortrait of a Cleric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Portrait du comte-duc d'Olivare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Portrait of a Man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Portrait of a Cleric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Portrait of a Man with a Goate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Portrait of a Man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Portrait of a Young Man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Portrait of a Man with a Goate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Positionnement des élément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Portrait of a Young Man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Positionnement des élément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Positionnement des éléments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Profile of a warrior in helmet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Positionnement des éléments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Regulus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Profile of a warrior in helmet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Retrato de Don Sebastián Garcia de Huerta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Regu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Saint Jean à Patmo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Retrato de Don Sebastián Garcia de Huerta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Saint Jérôme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aint Jean à Patmo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aint Paul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Saint Jérôme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aint Paul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Saint Paul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Saint Thoma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Saint Paul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Scène de cuisine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Saint Thoma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Sleeve Study for the Annunciation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/>
          <table:table-cell office:value-type="float" office:value="122">
            <text:p>122</text:p>
          </table:table-cell>
          <table:table-cell office:value-type="string">
            <text:p>Scène de cuisine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Studies of central plan buildings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Sleeve Study for the Annunciation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tudy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Studies of central plan buildings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tudy for the Adoration of the Magi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Study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tudy for the Madonna with the Fruit Bowl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/>
          <table:table-cell office:value-type="float" office:value="126">
            <text:p>126</text:p>
          </table:table-cell>
          <table:table-cell office:value-type="string">
            <text:p>Study for the Adoration of the Magi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udy of a child with a cat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Study for the Madonna with the Fruit Bowl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tudy of an Old Man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Study of a child with a cat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Study of hands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Study of an Old Man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tudy of nursing Madonna and profile heads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Study of hands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Study of the Hanged Bernardo di Bandino Baroncelli, assassin of Giuliano de Medici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Study of nursing Madonna and profile heads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Study of the Madonna and Child with a Cat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/>
          <table:table-cell office:value-type="float" office:value="132">
            <text:p>132</text:p>
          </table:table-cell>
          <table:table-cell office:value-type="string">
            <text:p>Study of the Hanged Bernardo di Bandino Baroncelli, assassin of Giuliano de Medici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Study sheet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33">
            <text:p>133</text:p>
          </table:table-cell>
          <table:table-cell office:value-type="float" office:value="5">
            <text:p>5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Study of the Madonna and Child with a Cat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ango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Study sheet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ango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Tango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empête de neige en mer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Tang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he Study of a Drapery of a Figure Kneeling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office:value-type="string">
            <text:p>Tempête de neige en m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he Study of Drapery of a Seated Figure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/>
          <table:table-cell office:value-type="float" office:value="137">
            <text:p>137</text:p>
          </table:table-cell>
          <table:table-cell office:value-type="string">
            <text:p>The Study of a Drapery of a Figure Kneeling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he Way of Silenc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The Study of Drapery of a Seated Figure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he Way of Silence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The Way of Silence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tordu noir ligne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The Way of Silenc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tordu noir lignes</text:p>
          </table:table-cell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tordu noir lignes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Trois musicien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tordu noir lignes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antišek Kupka 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un désastre en mer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Trois musicien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Venise : La Dogana, San Giorgio ...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/>
          <table:table-cell office:value-type="float" office:value="142">
            <text:p>142</text:p>
          </table:table-cell>
          <table:table-cell office:value-type="string">
            <text:p>un désastre en m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Venise : Le grand canal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Venise : La Dogana, San Giorgio ...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Venise : Le pont des soupirs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/>
          <table:table-cell office:value-type="float" office:value="144">
            <text:p>144</text:p>
          </table:table-cell>
          <table:table-cell office:value-type="string">
            <text:p>Venise : Le grand ca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Venise : Une rue animé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Venise : Le pont des soupi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Venise en approche</text:p>
          </table:table-cell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/>
          <table:table-cell office:value-type="float" office:value="146">
            <text:p>146</text:p>
          </table:table-cell>
          <table:table-cell office:value-type="string">
            <text:p>Venise : Une rue animé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Vieille faisant frire des œufs</text:p>
          </table:table-cell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Venise en appro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Turner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Woman's Head</text:p>
          </table:table-cell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/>
          <table:table-cell office:value-type="float" office:value="148">
            <text:p>148</text:p>
          </table:table-cell>
          <table:table-cell office:value-type="string">
            <text:p>Vieille faisant frire des œufs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iego Vélasquez </text:p>
          </table:table-cell>
        </table:table-row>
        <table:table-row table:style-name="ro2">
          <table:table-cell table:number-columns-repeated="7"/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Woman's Head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éonard de Vinci</text:p>
          </table:table-cell>
        </table:table-row>
      </table:table>
      <table:table table:name="table titreGenre" table:style-name="ta1" table:print="false">
        <table:table-column table:style-name="co4" table:number-columns-repeated="6" table:default-cell-style-name="Default"/>
        <table:table-row table:style-name="ro2">
          <table:table-cell/>
          <table:table-cell office:value-type="string">
            <text:p>idTitre</text:p>
          </table:table-cell>
          <table:table-cell/>
          <table:table-cell office:value-type="string">
            <text:p>idGenre</text:p>
          </table:table-cell>
          <table:table-cell table:number-columns-repeated="2"/>
        </table:table-row>
        <table:table-row table:style-name="ro1">
          <table:table-cell office:value-type="string">
            <text:p>(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2];[.B2];[.C2];[.D2];[.E2])" office:value-type="string" office:string-value="(1,1),">
            <text:p>(1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];[.B3];[.C3];[.D3];[.E3])" office:value-type="string" office:string-value="(2,2),">
            <text:p>(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4];[.B4];[.C4];[.D4];[.E4])" office:value-type="string" office:string-value="(3,2),">
            <text:p>(3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5];[.B5];[.C5];[.D5];[.E5])" office:value-type="string" office:string-value="(4,2),">
            <text:p>(4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6];[.B6];[.C6];[.D6];[.E6])" office:value-type="string" office:string-value="(5,2),">
            <text:p>(5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7];[.B7];[.C7];[.D7];[.E7])" office:value-type="string" office:string-value="(6,2),">
            <text:p>(6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8];[.B8];[.C8];[.D8];[.E8])" office:value-type="string" office:string-value="(7,2),">
            <text:p>(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9];[.B9];[.C9];[.D9];[.E9])" office:value-type="string" office:string-value="(8,2),">
            <text:p>(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0];[.B10];[.C10];[.D10];[.E10])" office:value-type="string" office:string-value="(9,2),">
            <text:p>(9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1];[.B11];[.C11];[.D11];[.E11])" office:value-type="string" office:string-value="(10,2),">
            <text:p>(1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];[.B12];[.C12];[.D12];[.E12])" office:value-type="string" office:string-value="(11,2),">
            <text:p>(1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3];[.B13];[.C13];[.D13];[.E13])" office:value-type="string" office:string-value="(12,2),">
            <text:p>(1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4];[.B14];[.C14];[.D14];[.E14])" office:value-type="string" office:string-value="(13,2),">
            <text:p>(13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5];[.B15];[.C15];[.D15];[.E15])" office:value-type="string" office:string-value="(14,2),">
            <text:p>(14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6];[.B16];[.C16];[.D16];[.E16])" office:value-type="string" office:string-value="(15,2),">
            <text:p>(15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7];[.B17];[.C17];[.D17];[.E17])" office:value-type="string" office:string-value="(16,2),">
            <text:p>(16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8];[.B18];[.C18];[.D18];[.E18])" office:value-type="string" office:string-value="(17,2),">
            <text:p>(1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9];[.B19];[.C19];[.D19];[.E19])" office:value-type="string" office:string-value="(18,2),">
            <text:p>(1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0];[.B20];[.C20];[.D20];[.E20])" office:value-type="string" office:string-value="(19,2),">
            <text:p>(19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1];[.B21];[.C21];[.D21];[.E21])" office:value-type="string" office:string-value="(20,2),">
            <text:p>(2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2];[.B22];[.C22];[.D22];[.E22])" office:value-type="string" office:string-value="(21,2),">
            <text:p>(2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3];[.B23];[.C23];[.D23];[.E23])" office:value-type="string" office:string-value="(22,2),">
            <text:p>(2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4];[.B24];[.C24];[.D24];[.E24])" office:value-type="string" office:string-value="(23,2),">
            <text:p>(23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5];[.B25];[.C25];[.D25];[.E25])" office:value-type="string" office:string-value="(24,2),">
            <text:p>(24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6];[.B26];[.C26];[.D26];[.E26])" office:value-type="string" office:string-value="(25,2),">
            <text:p>(25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7];[.B27];[.C27];[.D27];[.E27])" office:value-type="string" office:string-value="(26,2),">
            <text:p>(26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8];[.B28];[.C28];[.D28];[.E28])" office:value-type="string" office:string-value="(27,2),">
            <text:p>(2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29];[.B29];[.C29];[.D29];[.E29])" office:value-type="string" office:string-value="(28,2),">
            <text:p>(2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0];[.B30];[.C30];[.D30];[.E30])" office:value-type="string" office:string-value="(29,2),">
            <text:p>(29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1];[.B31];[.C31];[.D31];[.E31])" office:value-type="string" office:string-value="(30,2),">
            <text:p>(3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2];[.B32];[.C32];[.D32];[.E32])" office:value-type="string" office:string-value="(31,2),">
            <text:p>(3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3];[.B33];[.C33];[.D33];[.E33])" office:value-type="string" office:string-value="(32,2),">
            <text:p>(3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4];[.B34];[.C34];[.D34];[.E34])" office:value-type="string" office:string-value="(33,2),">
            <text:p>(33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5];[.B35];[.C35];[.D35];[.E35])" office:value-type="string" office:string-value="(34,2),">
            <text:p>(34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6];[.B36];[.C36];[.D36];[.E36])" office:value-type="string" office:string-value="(35,2),">
            <text:p>(35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7];[.B37];[.C37];[.D37];[.E37])" office:value-type="string" office:string-value="(36,2),">
            <text:p>(36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8];[.B38];[.C38];[.D38];[.E38])" office:value-type="string" office:string-value="(37,2),">
            <text:p>(3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39];[.B39];[.C39];[.D39];[.E39])" office:value-type="string" office:string-value="(38,2),">
            <text:p>(3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40];[.B40];[.C40];[.D40];[.E40])" office:value-type="string" office:string-value="(39,2),">
            <text:p>(39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41];[.B41];[.C41];[.D41];[.E41])" office:value-type="string" office:string-value="(40,2),">
            <text:p>(4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42];[.B42];[.C42];[.D42];[.E42])" office:value-type="string" office:string-value="(41,2),">
            <text:p>(4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43];[.B43];[.C43];[.D43];[.E43])" office:value-type="string" office:string-value="(42,2),">
            <text:p>(4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44];[.B44];[.C44];[.D44];[.E44])" office:value-type="string" office:string-value="(43,5),">
            <text:p>(43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45];[.B45];[.C45];[.D45];[.E45])" office:value-type="string" office:string-value="(44,3),">
            <text:p>(44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46];[.B46];[.C46];[.D46];[.E46])" office:value-type="string" office:string-value="(44,4),">
            <text:p>(44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47];[.B47];[.C47];[.D47];[.E47])" office:value-type="string" office:string-value="(45,5),">
            <text:p>(45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48];[.B48];[.C48];[.D48];[.E48])" office:value-type="string" office:string-value="(46,3),">
            <text:p>(46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49];[.B49];[.C49];[.D49];[.E49])" office:value-type="string" office:string-value="(46,4),">
            <text:p>(46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50];[.B50];[.C50];[.D50];[.E50])" office:value-type="string" office:string-value="(47,3),">
            <text:p>(47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51];[.B51];[.C51];[.D51];[.E51])" office:value-type="string" office:string-value="(47,4),">
            <text:p>(47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52];[.B52];[.C52];[.D52];[.E52])" office:value-type="string" office:string-value="(48,2),">
            <text:p>(4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53];[.B53];[.C53];[.D53];[.E53])" office:value-type="string" office:string-value="(49,1),">
            <text:p>(49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54];[.B54];[.C54];[.D54];[.E54])" office:value-type="string" office:string-value="(50,2),">
            <text:p>(5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55];[.B55];[.C55];[.D55];[.E55])" office:value-type="string" office:string-value="(51,2),">
            <text:p>(5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56];[.B56];[.C56];[.D56];[.E56])" office:value-type="string" office:string-value="(52,3),">
            <text:p>(52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57];[.B57];[.C57];[.D57];[.E57])" office:value-type="string" office:string-value="(52,4),">
            <text:p>(52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58];[.B58];[.C58];[.D58];[.E58])" office:value-type="string" office:string-value="(53,1),">
            <text:p>(53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59];[.B59];[.C59];[.D59];[.E59])" office:value-type="string" office:string-value="(54,3),">
            <text:p>(54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60];[.B60];[.C60];[.D60];[.E60])" office:value-type="string" office:string-value="(54,4),">
            <text:p>(54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61];[.B61];[.C61];[.D61];[.E61])" office:value-type="string" office:string-value="(55,1),">
            <text:p>(55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62];[.B62];[.C62];[.D62];[.E62])" office:value-type="string" office:string-value="(56,5),">
            <text:p>(56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63];[.B63];[.C63];[.D63];[.E63])" office:value-type="string" office:string-value="(57,2),">
            <text:p>(5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64];[.B64];[.C64];[.D64];[.E64])" office:value-type="string" office:string-value="(58,2),">
            <text:p>(5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65];[.B65];[.C65];[.D65];[.E65])" office:value-type="string" office:string-value="(59,2),">
            <text:p>(59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66];[.B66];[.C66];[.D66];[.E66])" office:value-type="string" office:string-value="(60,2),">
            <text:p>(6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67];[.B67];[.C67];[.D67];[.E67])" office:value-type="string" office:string-value="(61,2),">
            <text:p>(6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68];[.B68];[.C68];[.D68];[.E68])" office:value-type="string" office:string-value="(62,5),">
            <text:p>(62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69];[.B69];[.C69];[.D69];[.E69])" office:value-type="string" office:string-value="(62,5),">
            <text:p>(62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70];[.B70];[.C70];[.D70];[.E70])" office:value-type="string" office:string-value="(63,3),">
            <text:p>(63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71];[.B71];[.C71];[.D71];[.E71])" office:value-type="string" office:string-value="(63,4),">
            <text:p>(63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72];[.B72];[.C72];[.D72];[.E72])" office:value-type="string" office:string-value="(64,1),">
            <text:p>(64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73];[.B73];[.C73];[.D73];[.E73])" office:value-type="string" office:string-value="(65,1),">
            <text:p>(65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74];[.B74];[.C74];[.D74];[.E74])" office:value-type="string" office:string-value="(66,3),">
            <text:p>(66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75];[.B75];[.C75];[.D75];[.E75])" office:value-type="string" office:string-value="(66,4),">
            <text:p>(66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76];[.B76];[.C76];[.D76];[.E76])" office:value-type="string" office:string-value="(67,3),">
            <text:p>(67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77];[.B77];[.C77];[.D77];[.E77])" office:value-type="string" office:string-value="(67,4),">
            <text:p>(67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78];[.B78];[.C78];[.D78];[.E78])" office:value-type="string" office:string-value="(68,1),">
            <text:p>(68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79];[.B79];[.C79];[.D79];[.E79])" office:value-type="string" office:string-value="(69,2),">
            <text:p>(69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80];[.B80];[.C80];[.D80];[.E80])" office:value-type="string" office:string-value="(70,2),">
            <text:p>(7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81];[.B81];[.C81];[.D81];[.E81])" office:value-type="string" office:string-value="(71,1),">
            <text:p>(71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82];[.B82];[.C82];[.D82];[.E82])" office:value-type="string" office:string-value="(72,3),">
            <text:p>(72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83];[.B83];[.C83];[.D83];[.E83])" office:value-type="string" office:string-value="(72,4),">
            <text:p>(72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84];[.B84];[.C84];[.D84];[.E84])" office:value-type="string" office:string-value="(73,2),">
            <text:p>(73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85];[.B85];[.C85];[.D85];[.E85])" office:value-type="string" office:string-value="(74,2),">
            <text:p>(74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86];[.B86];[.C86];[.D86];[.E86])" office:value-type="string" office:string-value="(75,1),">
            <text:p>(75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87];[.B87];[.C87];[.D87];[.E87])" office:value-type="string" office:string-value="(76,1),">
            <text:p>(76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88];[.B88];[.C88];[.D88];[.E88])" office:value-type="string" office:string-value="(77,2),">
            <text:p>(7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89];[.B89];[.C89];[.D89];[.E89])" office:value-type="string" office:string-value="(78,5),">
            <text:p>(78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90];[.B90];[.C90];[.D90];[.E90])" office:value-type="string" office:string-value="(79,5),">
            <text:p>(79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91];[.B91];[.C91];[.D91];[.E91])" office:value-type="string" office:string-value="(80,1),">
            <text:p>(80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92];[.B92];[.C92];[.D92];[.E92])" office:value-type="string" office:string-value="(81,1),">
            <text:p>(81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93];[.B93];[.C93];[.D93];[.E93])" office:value-type="string" office:string-value="(82,1),">
            <text:p>(82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94];[.B94];[.C94];[.D94];[.E94])" office:value-type="string" office:string-value="(83,2),">
            <text:p>(83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95];[.B95];[.C95];[.D95];[.E95])" office:value-type="string" office:string-value="(84,5),">
            <text:p>(84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96];[.B96];[.C96];[.D96];[.E96])" office:value-type="string" office:string-value="(85,2),">
            <text:p>(85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97];[.B97];[.C97];[.D97];[.E97])" office:value-type="string" office:string-value="(86,1),">
            <text:p>(86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98];[.B98];[.C98];[.D98];[.E98])" office:value-type="string" office:string-value="(87,5),">
            <text:p>(87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99];[.B99];[.C99];[.D99];[.E99])" office:value-type="string" office:string-value="(88,5),">
            <text:p>(88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00];[.B100];[.C100];[.D100];[.E100])" office:value-type="string" office:string-value="(89,1),">
            <text:p>(89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01];[.B101];[.C101];[.D101];[.E101])" office:value-type="string" office:string-value="(90,1),">
            <text:p>(90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02];[.B102];[.C102];[.D102];[.E102])" office:value-type="string" office:string-value="(91,2),">
            <text:p>(9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03];[.B103];[.C103];[.D103];[.E103])" office:value-type="string" office:string-value="(92,1),">
            <text:p>(92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04];[.B104];[.C104];[.D104];[.E104])" office:value-type="string" office:string-value="(93,1),">
            <text:p>(93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05];[.B105];[.C105];[.D105];[.E105])" office:value-type="string" office:string-value="(94,2),">
            <text:p>(94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106];[.B106];[.C106];[.D106];[.E106])" office:value-type="string" office:string-value="(95,3),">
            <text:p>(95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107];[.B107];[.C107];[.D107];[.E107])" office:value-type="string" office:string-value="(95,4),">
            <text:p>(95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08];[.B108];[.C108];[.D108];[.E108])" office:value-type="string" office:string-value="(96,1),">
            <text:p>(96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09];[.B109];[.C109];[.D109];[.E109])" office:value-type="string" office:string-value="(97,5),">
            <text:p>(97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10];[.B110];[.C110];[.D110];[.E110])" office:value-type="string" office:string-value="(98,5),">
            <text:p>(98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111];[.B111];[.C111];[.D111];[.E111])" office:value-type="string" office:string-value="(99,3),">
            <text:p>(99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112];[.B112];[.C112];[.D112];[.E112])" office:value-type="string" office:string-value="(99,4),">
            <text:p>(99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113];[.B113];[.C113];[.D113];[.E113])" office:value-type="string" office:string-value="(100,3),">
            <text:p>(100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114];[.B114];[.C114];[.D114];[.E114])" office:value-type="string" office:string-value="(100,4),">
            <text:p>(100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15];[.B115];[.C115];[.D115];[.E115])" office:value-type="string" office:string-value="(101,2),">
            <text:p>(10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16];[.B116];[.C116];[.D116];[.E116])" office:value-type="string" office:string-value="(102,2),">
            <text:p>(10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17];[.B117];[.C117];[.D117];[.E117])" office:value-type="string" office:string-value="(103,2),">
            <text:p>(103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18];[.B118];[.C118];[.D118];[.E118])" office:value-type="string" office:string-value="(104,1),">
            <text:p>(104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19];[.B119];[.C119];[.D119];[.E119])" office:value-type="string" office:string-value="(105,5),">
            <text:p>(105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0];[.B120];[.C120];[.D120];[.E120])" office:value-type="string" office:string-value="(106,2),">
            <text:p>(106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1];[.B121];[.C121];[.D121];[.E121])" office:value-type="string" office:string-value="(107,2),">
            <text:p>(10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2];[.B122];[.C122];[.D122];[.E122])" office:value-type="string" office:string-value="(108,2),">
            <text:p>(10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3];[.B123];[.C123];[.D123];[.E123])" office:value-type="string" office:string-value="(109,2),">
            <text:p>(109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4];[.B124];[.C124];[.D124];[.E124])" office:value-type="string" office:string-value="(110,2),">
            <text:p>(11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5];[.B125];[.C125];[.D125];[.E125])" office:value-type="string" office:string-value="(111,2),">
            <text:p>(11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26];[.B126];[.C126];[.D126];[.E126])" office:value-type="string" office:string-value="(112,2),">
            <text:p>(11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127];[.B127];[.C127];[.D127];[.E127])" office:value-type="string" office:string-value="(113,3),">
            <text:p>(113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128];[.B128];[.C128];[.D128];[.E128])" office:value-type="string" office:string-value="(114,4),">
            <text:p>(114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29];[.B129];[.C129];[.D129];[.E129])" office:value-type="string" office:string-value="(115,5),">
            <text:p>(115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30];[.B130];[.C130];[.D130];[.E130])" office:value-type="string" office:string-value="(116,1),">
            <text:p>(116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31];[.B131];[.C131];[.D131];[.E131])" office:value-type="string" office:string-value="(117,2),">
            <text:p>(117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32];[.B132];[.C132];[.D132];[.E132])" office:value-type="string" office:string-value="(118,2),">
            <text:p>(11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33];[.B133];[.C133];[.D133];[.E133])" office:value-type="string" office:string-value="(119,5),">
            <text:p>(119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34];[.B134];[.C134];[.D134];[.E134])" office:value-type="string" office:string-value="(120,2),">
            <text:p>(12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35];[.B135];[.C135];[.D135];[.E135])" office:value-type="string" office:string-value="(120,2),">
            <text:p>(120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36];[.B136];[.C136];[.D136];[.E136])" office:value-type="string" office:string-value="(121,2),">
            <text:p>(12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37];[.B137];[.C137];[.D137];[.E137])" office:value-type="string" office:string-value="(122,2),">
            <text:p>(122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38];[.B138];[.C138];[.D138];[.E138])" office:value-type="string" office:string-value="(123,5),">
            <text:p>(123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39];[.B139];[.C139];[.D139];[.E139])" office:value-type="string" office:string-value="(124,5),">
            <text:p>(124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0];[.B140];[.C140];[.D140];[.E140])" office:value-type="string" office:string-value="(125,5),">
            <text:p>(125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1];[.B141];[.C141];[.D141];[.E141])" office:value-type="string" office:string-value="(126,5),">
            <text:p>(126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2];[.B142];[.C142];[.D142];[.E142])" office:value-type="string" office:string-value="(127,5),">
            <text:p>(127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3];[.B143];[.C143];[.D143];[.E143])" office:value-type="string" office:string-value="(128,5),">
            <text:p>(128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4];[.B144];[.C144];[.D144];[.E144])" office:value-type="string" office:string-value="(129,5),">
            <text:p>(129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5];[.B145];[.C145];[.D145];[.E145])" office:value-type="string" office:string-value="(130,5),">
            <text:p>(130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6];[.B146];[.C146];[.D146];[.E146])" office:value-type="string" office:string-value="(131,5),">
            <text:p>(131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7];[.B147];[.C147];[.D147];[.E147])" office:value-type="string" office:string-value="(132,5),">
            <text:p>(132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8];[.B148];[.C148];[.D148];[.E148])" office:value-type="string" office:string-value="(133,5),">
            <text:p>(133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49];[.B149];[.C149];[.D149];[.E149])" office:value-type="string" office:string-value="(134,5),">
            <text:p>(134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150];[.B150];[.C150];[.D150];[.E150])" office:value-type="string" office:string-value="(135,3),">
            <text:p>(135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151];[.B151];[.C151];[.D151];[.E151])" office:value-type="string" office:string-value="(135,4),">
            <text:p>(135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52];[.B152];[.C152];[.D152];[.E152])" office:value-type="string" office:string-value="(136,1),">
            <text:p>(136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53];[.B153];[.C153];[.D153];[.E153])" office:value-type="string" office:string-value="(137,5),">
            <text:p>(137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54];[.B154];[.C154];[.D154];[.E154])" office:value-type="string" office:string-value="(138,5),">
            <text:p>(138,5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155];[.B155];[.C155];[.D155];[.E155])" office:value-type="string" office:string-value="(139,3),">
            <text:p>(139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156];[.B156];[.C156];[.D156];[.E156])" office:value-type="string" office:string-value="(139,4),">
            <text:p>(139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A157];[.B157];[.C157];[.D157];[.E157])" office:value-type="string" office:string-value="(140,3),">
            <text:p>(140,3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A158];[.B158];[.C158];[.D158];[.E158])" office:value-type="string" office:string-value="(140,4),">
            <text:p>(140,4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59];[.B159];[.C159];[.D159];[.E159])" office:value-type="string" office:string-value="(141,2),">
            <text:p>(141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60];[.B160];[.C160];[.D160];[.E160])" office:value-type="string" office:string-value="(142,1),">
            <text:p>(142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61];[.B161];[.C161];[.D161];[.E161])" office:value-type="string" office:string-value="(143,1),">
            <text:p>(143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62];[.B162];[.C162];[.D162];[.E162])" office:value-type="string" office:string-value="(144,1),">
            <text:p>(144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63];[.B163];[.C163];[.D163];[.E163])" office:value-type="string" office:string-value="(145,1),">
            <text:p>(145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64];[.B164];[.C164];[.D164];[.E164])" office:value-type="string" office:string-value="(146,1),">
            <text:p>(146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A165];[.B165];[.C165];[.D165];[.E165])" office:value-type="string" office:string-value="(147,1),">
            <text:p>(147,1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A166];[.B166];[.C166];[.D166];[.E166])" office:value-type="string" office:string-value="(148,2),">
            <text:p>(148,2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A167];[.B167];[.C167];[.D167];[.E167])" office:value-type="string" office:string-value="(149,5),">
            <text:p>(149,5),</text:p>
          </table:table-cell>
        </table:table-row>
      </table:table>
      <table:table table:name="table Auteur" table:style-name="ta1" table:print="false">
        <table:table-column table:style-name="co4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row table:style-name="ro2">
          <table:table-cell office:value-type="string">
            <text:p>idAuteur</text:p>
          </table:table-cell>
          <table:table-cell office:value-type="string">
            <text:p>libAuteur</text:p>
          </table:table-cell>
          <table:table-cell/>
          <table:table-cell office:value-type="string">
            <text:p>idAuteur</text:p>
          </table:table-cell>
          <table:table-cell/>
          <table:table-cell office:value-type="string">
            <text:p>libAuteu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office:value-type="string">
            <text:p>(</text:p>
          </table:table-cell>
          <table:table-cell office:value-type="float" office:value="1">
            <text:p>1</text:p>
          </table:table-cell>
          <table:table-cell office:value-type="string">
            <text:p>,"</text:p>
          </table:table-cell>
          <table:table-cell office:value-type="string">
            <text:p>William Turner</text:p>
          </table:table-cell>
          <table:table-cell office:value-type="string">
            <text:p>"),</text:p>
          </table:table-cell>
          <table:table-cell table:formula="of:=CONCATENATE([.C2];[.D2];[.E2];[.F2];[.G2])" office:value-type="string" office:string-value="(1,&quot;William Turner&quot;),">
            <text:p>(1,"William Turner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string">
            <text:p>(</text:p>
          </table:table-cell>
          <table:table-cell office:value-type="float" office:value="2">
            <text:p>2</text:p>
          </table:table-cell>
          <table:table-cell office:value-type="string">
            <text:p>,"</text:p>
          </table:table-cell>
          <table:table-cell office:value-type="string">
            <text:p>Jan Vermeer</text:p>
          </table:table-cell>
          <table:table-cell office:value-type="string">
            <text:p>"),</text:p>
          </table:table-cell>
          <table:table-cell table:formula="of:=CONCATENATE([.C3];[.D3];[.E3];[.F3];[.G3])" office:value-type="string" office:string-value="(2,&quot;Jan Vermeer&quot;),">
            <text:p>(2,"Jan Vermeer"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string">
            <text:p>(</text:p>
          </table:table-cell>
          <table:table-cell office:value-type="float" office:value="5">
            <text:p>5</text:p>
          </table:table-cell>
          <table:table-cell office:value-type="string">
            <text:p>,"</text:p>
          </table:table-cell>
          <table:table-cell office:value-type="string">
            <text:p>Diego Vélasquez </text:p>
          </table:table-cell>
          <table:table-cell office:value-type="string">
            <text:p>"),</text:p>
          </table:table-cell>
          <table:table-cell table:formula="of:=CONCATENATE([.C4];[.D4];[.E4];[.F4];[.G4])" office:value-type="string" office:string-value="(5,&quot;Diego Vélasquez &quot;),">
            <text:p>(5,"Diego Vélasquez 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string">
            <text:p>(</text:p>
          </table:table-cell>
          <table:table-cell office:value-type="float" office:value="4">
            <text:p>4</text:p>
          </table:table-cell>
          <table:table-cell office:value-type="string">
            <text:p>,"</text:p>
          </table:table-cell>
          <table:table-cell office:value-type="string">
            <text:p>Léonard de Vinci</text:p>
          </table:table-cell>
          <table:table-cell office:value-type="string">
            <text:p>"),</text:p>
          </table:table-cell>
          <table:table-cell table:formula="of:=CONCATENATE([.C5];[.D5];[.E5];[.F5];[.G5])" office:value-type="string" office:string-value="(4,&quot;Léonard de Vinci&quot;),">
            <text:p>(4,"Léonard de Vinci"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office:value-type="string">
            <text:p>(</text:p>
          </table:table-cell>
          <table:table-cell office:value-type="float" office:value="3">
            <text:p>3</text:p>
          </table:table-cell>
          <table:table-cell office:value-type="string">
            <text:p>,"</text:p>
          </table:table-cell>
          <table:table-cell office:value-type="string">
            <text:p>František Kupka </text:p>
          </table:table-cell>
          <table:table-cell office:value-type="string">
            <text:p>"),</text:p>
          </table:table-cell>
          <table:table-cell table:formula="of:=CONCATENATE([.C6];[.D6];[.E6];[.F6];[.G6])" office:value-type="string" office:string-value="(3,&quot;František Kupka &quot;),">
            <text:p>(3,"František Kupka 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 Verme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rantišek Kupka 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 Turner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iego Vélasquez 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éonard de Vinci</text:p>
          </table:table-cell>
          <table:table-cell table:number-columns-repeated="6"/>
        </table:table-row>
      </table:table>
      <table:table table:name="Table Titre" table:style-name="ta1" table:print="false"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2">
          <table:table-cell office:value-type="string">
            <text:p>idTitre</text:p>
          </table:table-cell>
          <table:table-cell office:value-type="string">
            <text:p>libTitre</text:p>
          </table:table-cell>
          <table:table-cell office:value-type="string">
            <text:p>idAuteur</text:p>
          </table:table-cell>
          <table:table-cell/>
          <table:table-cell office:value-type="string">
            <text:p>idTitre</text:p>
          </table:table-cell>
          <table:table-cell/>
          <table:table-cell office:value-type="string">
            <text:p>libTitre</text:p>
          </table:table-cell>
          <table:table-cell/>
          <table:table-cell office:value-type="string">
            <text:p>idAuteu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 Mythe d\'Apollon et Python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1">
            <text:p>1</text:p>
          </table:table-cell>
          <table:table-cell office:value-type="string">
            <text:p>,"</text:p>
          </table:table-cell>
          <table:table-cell office:value-type="string">
            <text:p>Le Mythe d\'Apollon et Python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2];[.E2];[.F2];[.G2];[.H2];[.I2];[.J2])" office:value-type="string" office:string-value="(1,&quot;Le Mythe d\'Apollon et Python&quot;,1),">
            <text:p>(1,"Le Mythe d\'Apollon et Python",1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 text:c="4"/>A Lady and Two Gentlemen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">
            <text:p>2</text:p>
          </table:table-cell>
          <table:table-cell office:value-type="string">
            <text:p>,"</text:p>
          </table:table-cell>
          <table:table-cell office:value-type="string">
            <text:p>A Lady and Two Gentlemen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];[.E3];[.F3];[.G3];[.H3];[.I3];[.J3])" office:value-type="string" office:string-value="(2,&quot;A Lady and Two Gentlemen&quot;,2),">
            <text:p>(2,"A Lady and Two Gentlemen",2),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 text:c="4"/>A Lady at the Virginals with a Gentleman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">
            <text:p>3</text:p>
          </table:table-cell>
          <table:table-cell office:value-type="string">
            <text:p>,"</text:p>
          </table:table-cell>
          <table:table-cell office:value-type="string">
            <text:p>A Lady at the Virginals with a Gentleman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4];[.E4];[.F4];[.G4];[.H4];[.I4];[.J4])" office:value-type="string" office:string-value="(3,&quot;A Lady at the Virginals with a Gentleman&quot;,2),">
            <text:p>(3,"A Lady at the Virginals with a Gentleman",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4"/>Dame assise au virginal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4">
            <text:p>4</text:p>
          </table:table-cell>
          <table:table-cell office:value-type="string">
            <text:p>,"</text:p>
          </table:table-cell>
          <table:table-cell office:value-type="string">
            <text:p>Dame assise au virginal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5];[.E5];[.F5];[.G5];[.H5];[.I5];[.J5])" office:value-type="string" office:string-value="(4,&quot;Dame assise au virginal&quot;,2),">
            <text:p>(4,"Dame assise au virginal",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4"/>Diane et ses compagnes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5">
            <text:p>5</text:p>
          </table:table-cell>
          <table:table-cell office:value-type="string">
            <text:p>,"</text:p>
          </table:table-cell>
          <table:table-cell office:value-type="string">
            <text:p>Diane et ses compagnes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6];[.E6];[.F6];[.G6];[.H6];[.I6];[.J6])" office:value-type="string" office:string-value="(5,&quot;Diane et ses compagnes&quot;,2),">
            <text:p>(5,"Diane et ses compagnes",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4"/>Femme écrivant une lettre et sa servant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6">
            <text:p>6</text:p>
          </table:table-cell>
          <table:table-cell office:value-type="string">
            <text:p>,"</text:p>
          </table:table-cell>
          <table:table-cell office:value-type="string">
            <text:p>Femme écrivant une lettre et sa servant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7];[.E7];[.F7];[.G7];[.H7];[.I7];[.J7])" office:value-type="string" office:string-value="(6,&quot;Femme écrivant une lettre et sa servante&quot;,2),">
            <text:p>(6,"Femme écrivant une lettre et sa servante",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4"/>Jeune Femme à l\'aiguiè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7">
            <text:p>7</text:p>
          </table:table-cell>
          <table:table-cell office:value-type="string">
            <text:p>,"</text:p>
          </table:table-cell>
          <table:table-cell office:value-type="string">
            <text:p>Jeune Femme à l\'aiguiè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8];[.E8];[.F8];[.G8];[.H8];[.I8];[.J8])" office:value-type="string" office:string-value="(7,&quot;Jeune Femme à l\'aiguière&quot;,2),">
            <text:p>(7,"Jeune Femme à l\'aiguière",2)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4"/>Jeune Femme écrivant une lett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8">
            <text:p>8</text:p>
          </table:table-cell>
          <table:table-cell office:value-type="string">
            <text:p>,"</text:p>
          </table:table-cell>
          <table:table-cell office:value-type="string">
            <text:p>Jeune Femme écrivant une lett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9];[.E9];[.F9];[.G9];[.H9];[.I9];[.J9])" office:value-type="string" office:string-value="(8,&quot;Jeune Femme écrivant une lettre&quot;,2),">
            <text:p>(8,"Jeune Femme écrivant une lettre",2)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4"/>Jeune Femme jouant du virginal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9">
            <text:p>9</text:p>
          </table:table-cell>
          <table:table-cell office:value-type="string">
            <text:p>,"</text:p>
          </table:table-cell>
          <table:table-cell office:value-type="string">
            <text:p>Jeune Femme jouant du virginal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0];[.E10];[.F10];[.G10];[.H10];[.I10];[.J10])" office:value-type="string" office:string-value="(9,&quot;Jeune Femme jouant du virginal&quot;,2),">
            <text:p>(9,"Jeune Femme jouant du virginal",2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4"/>L\'Allégorie de la Foi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0">
            <text:p>10</text:p>
          </table:table-cell>
          <table:table-cell office:value-type="string">
            <text:p>,"</text:p>
          </table:table-cell>
          <table:table-cell office:value-type="string">
            <text:p>L\'Allégorie de la Foi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1];[.E11];[.F11];[.G11];[.H11];[.I11];[.J11])" office:value-type="string" office:string-value="(10,&quot;L\'Allégorie de la Foi&quot;,2),">
            <text:p>(10,"L\'Allégorie de la Foi",2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4"/>L\'Art de la peintu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1">
            <text:p>11</text:p>
          </table:table-cell>
          <table:table-cell office:value-type="string">
            <text:p>,"</text:p>
          </table:table-cell>
          <table:table-cell office:value-type="string">
            <text:p>L\'Art de la peintu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2];[.E12];[.F12];[.G12];[.H12];[.I12];[.J12])" office:value-type="string" office:string-value="(11,&quot;L\'Art de la peinture&quot;,2),">
            <text:p>(11,"L\'Art de la peinture",2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4"/>L\'Astronom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2">
            <text:p>12</text:p>
          </table:table-cell>
          <table:table-cell office:value-type="string">
            <text:p>,"</text:p>
          </table:table-cell>
          <table:table-cell office:value-type="string">
            <text:p>L\'Astronom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3];[.E13];[.F13];[.G13];[.H13];[.I13];[.J13])" office:value-type="string" office:string-value="(12,&quot;L\'Astronome&quot;,2),">
            <text:p>(12,"L\'Astronome",2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4"/>L\'Entremetteus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3">
            <text:p>13</text:p>
          </table:table-cell>
          <table:table-cell office:value-type="string">
            <text:p>,"</text:p>
          </table:table-cell>
          <table:table-cell office:value-type="string">
            <text:p>L\'Entremetteus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4];[.E14];[.F14];[.G14];[.H14];[.I14];[.J14])" office:value-type="string" office:string-value="(13,&quot;L\'Entremetteuse&quot;,2),">
            <text:p>(13,"L\'Entremetteuse",2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4"/>L\'Officier et la jeune fille riant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4">
            <text:p>14</text:p>
          </table:table-cell>
          <table:table-cell office:value-type="string">
            <text:p>,"</text:p>
          </table:table-cell>
          <table:table-cell office:value-type="string">
            <text:p>L\'Officier et la jeune fille riant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5];[.E15];[.F15];[.G15];[.H15];[.I15];[.J15])" office:value-type="string" office:string-value="(14,&quot;L\'Officier et la jeune fille riant&quot;,2),">
            <text:p>(14,"L\'Officier et la jeune fille riant",2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4"/>La Dame au collier de perles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5">
            <text:p>15</text:p>
          </table:table-cell>
          <table:table-cell office:value-type="string">
            <text:p>,"</text:p>
          </table:table-cell>
          <table:table-cell office:value-type="string">
            <text:p>La Dame au collier de perles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6];[.E16];[.F16];[.G16];[.H16];[.I16];[.J16])" office:value-type="string" office:string-value="(15,&quot;La Dame au collier de perles&quot;,2),">
            <text:p>(15,"La Dame au collier de perles",2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4"/>La Dentelliè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6">
            <text:p>16</text:p>
          </table:table-cell>
          <table:table-cell office:value-type="string">
            <text:p>,"</text:p>
          </table:table-cell>
          <table:table-cell office:value-type="string">
            <text:p>La Dentelliè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7];[.E17];[.F17];[.G17];[.H17];[.I17];[.J17])" office:value-type="string" office:string-value="(16,&quot;La Dentellière&quot;,2),">
            <text:p>(16,"La Dentellière",2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4"/>La Femme à la balanc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7">
            <text:p>17</text:p>
          </table:table-cell>
          <table:table-cell office:value-type="string">
            <text:p>,"</text:p>
          </table:table-cell>
          <table:table-cell office:value-type="string">
            <text:p>La Femme à la balanc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8];[.E18];[.F18];[.G18];[.H18];[.I18];[.J18])" office:value-type="string" office:string-value="(17,&quot;La Femme à la balance&quot;,2),">
            <text:p>(17,"La Femme à la balance",2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4"/>La Femme au luth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8">
            <text:p>18</text:p>
          </table:table-cell>
          <table:table-cell office:value-type="string">
            <text:p>,"</text:p>
          </table:table-cell>
          <table:table-cell office:value-type="string">
            <text:p>La Femme au luth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19];[.E19];[.F19];[.G19];[.H19];[.I19];[.J19])" office:value-type="string" office:string-value="(18,&quot;La Femme au luth&quot;,2),">
            <text:p>(18,"La Femme au luth",2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4"/>La Femme en bleu lisant une lett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19">
            <text:p>19</text:p>
          </table:table-cell>
          <table:table-cell office:value-type="string">
            <text:p>,"</text:p>
          </table:table-cell>
          <table:table-cell office:value-type="string">
            <text:p>La Femme en bleu lisant une lett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0];[.E20];[.F20];[.G20];[.H20];[.I20];[.J20])" office:value-type="string" office:string-value="(19,&quot;La Femme en bleu lisant une lettre&quot;,2),">
            <text:p>(19,"La Femme en bleu lisant une lettre",2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4"/>La Fille au chapeau roug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0">
            <text:p>20</text:p>
          </table:table-cell>
          <table:table-cell office:value-type="string">
            <text:p>,"</text:p>
          </table:table-cell>
          <table:table-cell office:value-type="string">
            <text:p>La Fille au chapeau roug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1];[.E21];[.F21];[.G21];[.H21];[.I21];[.J21])" office:value-type="string" office:string-value="(20,&quot;La Fille au chapeau rouge&quot;,2),">
            <text:p>(20,"La Fille au chapeau rouge",2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4"/>La Jeune Fille à la flût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1">
            <text:p>21</text:p>
          </table:table-cell>
          <table:table-cell office:value-type="string">
            <text:p>,"</text:p>
          </table:table-cell>
          <table:table-cell office:value-type="string">
            <text:p>La Jeune Fille à la flût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2];[.E22];[.F22];[.G22];[.H22];[.I22];[.J22])" office:value-type="string" office:string-value="(21,&quot;La Jeune Fille à la flûte&quot;,2),">
            <text:p>(21,"La Jeune Fille à la flûte",2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4"/>La Jeune Fille à la perl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2">
            <text:p>22</text:p>
          </table:table-cell>
          <table:table-cell office:value-type="string">
            <text:p>,"</text:p>
          </table:table-cell>
          <table:table-cell office:value-type="string">
            <text:p>La Jeune Fille à la perl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3];[.E23];[.F23];[.G23];[.H23];[.I23];[.J23])" office:value-type="string" office:string-value="(22,&quot;La Jeune Fille à la perle&quot;,2),">
            <text:p>(22,"La Jeune Fille à la perle",2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4"/>La Laitiè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3">
            <text:p>23</text:p>
          </table:table-cell>
          <table:table-cell office:value-type="string">
            <text:p>,"</text:p>
          </table:table-cell>
          <table:table-cell office:value-type="string">
            <text:p>La Laitiè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4];[.E24];[.F24];[.G24];[.H24];[.I24];[.J24])" office:value-type="string" office:string-value="(23,&quot;La Laitière&quot;,2),">
            <text:p>(23,"La Laitière",2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4"/>La Leçon de musiqu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4">
            <text:p>24</text:p>
          </table:table-cell>
          <table:table-cell office:value-type="string">
            <text:p>,"</text:p>
          </table:table-cell>
          <table:table-cell office:value-type="string">
            <text:p>La Leçon de musiqu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5];[.E25];[.F25];[.G25];[.H25];[.I25];[.J25])" office:value-type="string" office:string-value="(24,&quot;La Leçon de musique&quot;,2),">
            <text:p>(24,"La Leçon de musique",2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4"/>La Leçon de musique interrompu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5">
            <text:p>25</text:p>
          </table:table-cell>
          <table:table-cell office:value-type="string">
            <text:p>,"</text:p>
          </table:table-cell>
          <table:table-cell office:value-type="string">
            <text:p>La Leçon de musique interrompu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6];[.E26];[.F26];[.G26];[.H26];[.I26];[.J26])" office:value-type="string" office:string-value="(25,&quot;La Leçon de musique interrompue&quot;,2),">
            <text:p>(25,"La Leçon de musique interrompue",2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4"/>La Lettre d\'amour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6">
            <text:p>26</text:p>
          </table:table-cell>
          <table:table-cell office:value-type="string">
            <text:p>,"</text:p>
          </table:table-cell>
          <table:table-cell office:value-type="string">
            <text:p>La Lettre d\'amour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7];[.E27];[.F27];[.G27];[.H27];[.I27];[.J27])" office:value-type="string" office:string-value="(26,&quot;La Lettre d\'amour&quot;,2),">
            <text:p>(26,"La Lettre d\'amour",2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4"/>La Liseuse à la fenêt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7">
            <text:p>27</text:p>
          </table:table-cell>
          <table:table-cell office:value-type="string">
            <text:p>,"</text:p>
          </table:table-cell>
          <table:table-cell office:value-type="string">
            <text:p>La Liseuse à la fenêt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8];[.E28];[.F28];[.G28];[.H28];[.I28];[.J28])" office:value-type="string" office:string-value="(27,&quot;La Liseuse à la fenêtre&quot;,2),">
            <text:p>(27,"La Liseuse à la fenêtre",2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4"/>La Maîtresse et la Servant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8">
            <text:p>28</text:p>
          </table:table-cell>
          <table:table-cell office:value-type="string">
            <text:p>,"</text:p>
          </table:table-cell>
          <table:table-cell office:value-type="string">
            <text:p>La Maîtresse et la Servant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29];[.E29];[.F29];[.G29];[.H29];[.I29];[.J29])" office:value-type="string" office:string-value="(28,&quot;La Maîtresse et la Servante&quot;,2),">
            <text:p>(28,"La Maîtresse et la Servante",2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4"/>La Ruell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29">
            <text:p>29</text:p>
          </table:table-cell>
          <table:table-cell office:value-type="string">
            <text:p>,"</text:p>
          </table:table-cell>
          <table:table-cell office:value-type="string">
            <text:p>La Ruell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0];[.E30];[.F30];[.G30];[.H30];[.I30];[.J30])" office:value-type="string" office:string-value="(29,&quot;La Ruelle&quot;,2),">
            <text:p>(29,"La Ruelle",2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4"/>Le Christ dans la maison de Marthe et Mari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0">
            <text:p>30</text:p>
          </table:table-cell>
          <table:table-cell office:value-type="string">
            <text:p>,"</text:p>
          </table:table-cell>
          <table:table-cell office:value-type="string">
            <text:p>Le Christ dans la maison de Marthe et Mari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1];[.E31];[.F31];[.G31];[.H31];[.I31];[.J31])" office:value-type="string" office:string-value="(30,&quot;Le Christ dans la maison de Marthe et Marie&quot;,2),">
            <text:p>(30,"Le Christ dans la maison de Marthe et Marie",2)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4"/>Le Concert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1">
            <text:p>31</text:p>
          </table:table-cell>
          <table:table-cell office:value-type="string">
            <text:p>,"</text:p>
          </table:table-cell>
          <table:table-cell office:value-type="string">
            <text:p>Le Concert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2];[.E32];[.F32];[.G32];[.H32];[.I32];[.J32])" office:value-type="string" office:string-value="(31,&quot;Le Concert&quot;,2),">
            <text:p>(31,"Le Concert",2)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4"/>Le Géograph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2">
            <text:p>32</text:p>
          </table:table-cell>
          <table:table-cell office:value-type="string">
            <text:p>,"</text:p>
          </table:table-cell>
          <table:table-cell office:value-type="string">
            <text:p>Le Géograph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3];[.E33];[.F33];[.G33];[.H33];[.I33];[.J33])" office:value-type="string" office:string-value="(32,&quot;Le Géographe&quot;,2),">
            <text:p>(32,"Le Géographe",2)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4"/>Le Verre de vin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3">
            <text:p>33</text:p>
          </table:table-cell>
          <table:table-cell office:value-type="string">
            <text:p>,"</text:p>
          </table:table-cell>
          <table:table-cell office:value-type="string">
            <text:p>Le Verre de vin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4];[.E34];[.F34];[.G34];[.H34];[.I34];[.J34])" office:value-type="string" office:string-value="(33,&quot;Le Verre de vin&quot;,2),">
            <text:p>(33,"Le Verre de vin",2),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4"/>Portrait d\'une jeune femm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4">
            <text:p>34</text:p>
          </table:table-cell>
          <table:table-cell office:value-type="string">
            <text:p>,"</text:p>
          </table:table-cell>
          <table:table-cell office:value-type="string">
            <text:p>Portrait d\'une jeune femm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5];[.E35];[.F35];[.G35];[.H35];[.I35];[.J35])" office:value-type="string" office:string-value="(34,&quot;Portrait d\'une jeune femme&quot;,2),">
            <text:p>(34,"Portrait d\'une jeune femme",2),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s text:c="4"/>Sainte Praxèd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5">
            <text:p>35</text:p>
          </table:table-cell>
          <table:table-cell office:value-type="string">
            <text:p>,"</text:p>
          </table:table-cell>
          <table:table-cell office:value-type="string">
            <text:p>Sainte Praxèd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6];[.E36];[.F36];[.G36];[.H36];[.I36];[.J36])" office:value-type="string" office:string-value="(35,&quot;Sainte Praxède&quot;,2),">
            <text:p>(35,"Sainte Praxède",2),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s text:c="4"/>The Procuress, detail (supposed self-portrait)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6">
            <text:p>36</text:p>
          </table:table-cell>
          <table:table-cell office:value-type="string">
            <text:p>,"</text:p>
          </table:table-cell>
          <table:table-cell office:value-type="string">
            <text:p>The Procuress, detail (supposed self-portrait)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7];[.E37];[.F37];[.G37];[.H37];[.I37];[.J37])" office:value-type="string" office:string-value="(36,&quot;The Procuress, detail (supposed self-portrait)&quot;,2),">
            <text:p>(36,"The Procuress, detail (supposed self-portrait)",2),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4"/>Une dame debout au virginal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7">
            <text:p>37</text:p>
          </table:table-cell>
          <table:table-cell office:value-type="string">
            <text:p>,"</text:p>
          </table:table-cell>
          <table:table-cell office:value-type="string">
            <text:p>Une dame debout au virginal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8];[.E38];[.F38];[.G38];[.H38];[.I38];[.J38])" office:value-type="string" office:string-value="(37,&quot;Une dame debout au virginal&quot;,2),">
            <text:p>(37,"Une dame debout au virginal",2)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4"/>Une femme jouant de la guitar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8">
            <text:p>38</text:p>
          </table:table-cell>
          <table:table-cell office:value-type="string">
            <text:p>,"</text:p>
          </table:table-cell>
          <table:table-cell office:value-type="string">
            <text:p>Une femme jouant de la guitar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39];[.E39];[.F39];[.G39];[.H39];[.I39];[.J39])" office:value-type="string" office:string-value="(38,&quot;Une femme jouant de la guitare&quot;,2),">
            <text:p>(38,"Une femme jouant de la guitare",2),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4"/>Une jeune fille assoupie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39">
            <text:p>39</text:p>
          </table:table-cell>
          <table:table-cell office:value-type="string">
            <text:p>,"</text:p>
          </table:table-cell>
          <table:table-cell office:value-type="string">
            <text:p>Une jeune fille assoupie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40];[.E40];[.F40];[.G40];[.H40];[.I40];[.J40])" office:value-type="string" office:string-value="(39,&quot;Une jeune fille assoupie&quot;,2),">
            <text:p>(39,"Une jeune fille assoupie",2)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s text:c="4"/>Vue de Delft</text:p>
          </table:table-cell>
          <table:table-cell office:value-type="float" office:value="2">
            <text:p>2</text:p>
          </table:table-cell>
          <table:table-cell office:value-type="string">
            <text:p>(</text:p>
          </table:table-cell>
          <table:table-cell office:value-type="float" office:value="40">
            <text:p>40</text:p>
          </table:table-cell>
          <table:table-cell office:value-type="string">
            <text:p>,"</text:p>
          </table:table-cell>
          <table:table-cell office:value-type="string">
            <text:p>Vue de Delft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office:value-type="string">
            <text:p>),</text:p>
          </table:table-cell>
          <table:table-cell table:formula="of:=CONCATENATE([.D41];[.E41];[.F41];[.G41];[.H41];[.I41];[.J41])" office:value-type="string" office:string-value="(40,&quot;Vue de Delft&quot;,2),">
            <text:p>(40,"Vue de Delft",2),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 young Man(Self-Portrait)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41">
            <text:p>41</text:p>
          </table:table-cell>
          <table:table-cell office:value-type="string">
            <text:p>,"</text:p>
          </table:table-cell>
          <table:table-cell office:value-type="string">
            <text:p>A young Man(Self-Portrait)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42];[.E42];[.F42];[.G42];[.H42];[.I42];[.J42])" office:value-type="string" office:string-value="(41,&quot;A young Man(Self-Portrait)&quot;,5),">
            <text:p>(41,"A young Man(Self-Portrait)",5)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doration des Mage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42">
            <text:p>42</text:p>
          </table:table-cell>
          <table:table-cell office:value-type="string">
            <text:p>,"</text:p>
          </table:table-cell>
          <table:table-cell office:value-type="string">
            <text:p>Adoration des Mage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43];[.E43];[.F43];[.G43];[.H43];[.I43];[.J43])" office:value-type="string" office:string-value="(42,&quot;Adoration des Mages&quot;,5),">
            <text:p>(42,"Adoration des Mages",5),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nnunciation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43">
            <text:p>43</text:p>
          </table:table-cell>
          <table:table-cell office:value-type="string">
            <text:p>,"</text:p>
          </table:table-cell>
          <table:table-cell office:value-type="string">
            <text:p>Annunciation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44];[.E44];[.F44];[.G44];[.H44];[.I44];[.J44])" office:value-type="string" office:string-value="(43,&quot;Annunciation&quot;,4),">
            <text:p>(43,"Annunciation",4)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uto portrait avec épouse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44">
            <text:p>44</text:p>
          </table:table-cell>
          <table:table-cell office:value-type="string">
            <text:p>,"</text:p>
          </table:table-cell>
          <table:table-cell office:value-type="string">
            <text:p>auto portrait avec épouse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45];[.E45];[.F45];[.G45];[.H45];[.I45];[.J45])" office:value-type="string" office:string-value="(44,&quot;auto portrait avec épouse&quot;,3),">
            <text:p>(44,"auto portrait avec épouse",3)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uto portrait avec épouse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45">
            <text:p>45</text:p>
          </table:table-cell>
          <table:table-cell office:value-type="string">
            <text:p>,"</text:p>
          </table:table-cell>
          <table:table-cell office:value-type="string">
            <text:p>Automobile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46];[.E46];[.F46];[.G46];[.H46];[.I46];[.J46])" office:value-type="string" office:string-value="(45,&quot;Automobile&quot;,4),">
            <text:p>(45,"Automobile",4),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utomobile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46">
            <text:p>46</text:p>
          </table:table-cell>
          <table:table-cell office:value-type="string">
            <text:p>,"</text:p>
          </table:table-cell>
          <table:table-cell office:value-type="string">
            <text:p>avions par couleurs , grand nu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47];[.E47];[.F47];[.G47];[.H47];[.I47];[.J47])" office:value-type="string" office:string-value="(46,&quot;avions par couleurs , grand nu&quot;,3),">
            <text:p>(46,"avions par couleurs , grand nu",3)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vions par couleurs , grand nu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47">
            <text:p>47</text:p>
          </table:table-cell>
          <table:table-cell office:value-type="string">
            <text:p>,"</text:p>
          </table:table-cell>
          <table:table-cell office:value-type="string">
            <text:p>Babylone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48];[.E48];[.F48];[.G48];[.H48];[.I48];[.J48])" office:value-type="string" office:string-value="(47,&quot;Babylone&quot;,3),">
            <text:p>(47,"Babylone",3)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vions par couleurs , grand nu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48">
            <text:p>48</text:p>
          </table:table-cell>
          <table:table-cell office:value-type="string">
            <text:p>,"</text:p>
          </table:table-cell>
          <table:table-cell office:value-type="string">
            <text:p>Breakfast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49];[.E49];[.F49];[.G49];[.H49];[.I49];[.J49])" office:value-type="string" office:string-value="(48,&quot;Breakfast&quot;,5),">
            <text:p>(48,"Breakfast",5),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abylone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49">
            <text:p>49</text:p>
          </table:table-cell>
          <table:table-cell office:value-type="string">
            <text:p>,"</text:p>
          </table:table-cell>
          <table:table-cell office:value-type="string">
            <text:p>Château de Norham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50];[.E50];[.F50];[.G50];[.H50];[.I50];[.J50])" office:value-type="string" office:string-value="(49,&quot;Château de Norham&quot;,1),">
            <text:p>(49,"Château de Norham",1),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abylone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50">
            <text:p>50</text:p>
          </table:table-cell>
          <table:table-cell office:value-type="string">
            <text:p>,"</text:p>
          </table:table-cell>
          <table:table-cell office:value-type="string">
            <text:p>Christ contemplé par l’âme chrétienn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51];[.E51];[.F51];[.G51];[.H51];[.I51];[.J51])" office:value-type="string" office:string-value="(50,&quot;Christ contemplé par l’âme chrétienne&quot;,5),">
            <text:p>(50,"Christ contemplé par l’âme chrétienne",5)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reakfast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51">
            <text:p>51</text:p>
          </table:table-cell>
          <table:table-cell office:value-type="string">
            <text:p>,"</text:p>
          </table:table-cell>
          <table:table-cell office:value-type="string">
            <text:p>Christ dans la maison de Marthe et Mari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52];[.E52];[.F52];[.G52];[.H52];[.I52];[.J52])" office:value-type="string" office:string-value="(51,&quot;Christ dans la maison de Marthe et Marie&quot;,5),">
            <text:p>(51,"Christ dans la maison de Marthe et Marie",5),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hâteau de Norham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52">
            <text:p>52</text:p>
          </table:table-cell>
          <table:table-cell office:value-type="string">
            <text:p>,"</text:p>
          </table:table-cell>
          <table:table-cell office:value-type="string">
            <text:p>Chromatics chauds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53];[.E53];[.F53];[.G53];[.H53];[.I53];[.J53])" office:value-type="string" office:string-value="(52,&quot;Chromatics chauds&quot;,3),">
            <text:p>(52,"Chromatics chauds",3),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rist contemplé par l’âme chrétienn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53">
            <text:p>53</text:p>
          </table:table-cell>
          <table:table-cell office:value-type="string">
            <text:p>,"</text:p>
          </table:table-cell>
          <table:table-cell office:value-type="string">
            <text:p>Chutes de Clyd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54];[.E54];[.F54];[.G54];[.H54];[.I54];[.J54])" office:value-type="string" office:string-value="(53,&quot;Chutes de Clyde&quot;,1),">
            <text:p>(53,"Chutes de Clyde",1),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hrist dans la maison de Marthe et Mari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54">
            <text:p>54</text:p>
          </table:table-cell>
          <table:table-cell office:value-type="string">
            <text:p>,"</text:p>
          </table:table-cell>
          <table:table-cell office:value-type="string">
            <text:p>Clés de piano lac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55];[.E55];[.F55];[.G55];[.H55];[.I55];[.J55])" office:value-type="string" office:string-value="(54,&quot;Clés de piano lac&quot;,3),">
            <text:p>(54,"Clés de piano lac",3),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hromatics chaud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55">
            <text:p>55</text:p>
          </table:table-cell>
          <table:table-cell office:value-type="string">
            <text:p>,"</text:p>
          </table:table-cell>
          <table:table-cell office:value-type="string">
            <text:p>Coucher de soleil écarlat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56];[.E56];[.F56];[.G56];[.H56];[.I56];[.J56])" office:value-type="string" office:string-value="(55,&quot;Coucher de soleil écarlate&quot;,1),">
            <text:p>(55,"Coucher de soleil écarlate",1),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hromatics chaud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56">
            <text:p>56</text:p>
          </table:table-cell>
          <table:table-cell office:value-type="string">
            <text:p>,"</text:p>
          </table:table-cell>
          <table:table-cell office:value-type="string">
            <text:p>Crossbow Machine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57];[.E57];[.F57];[.G57];[.H57];[.I57];[.J57])" office:value-type="string" office:string-value="(56,&quot;Crossbow Machine&quot;,4),">
            <text:p>(56,"Crossbow Machine",4),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hutes de Clyde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57">
            <text:p>57</text:p>
          </table:table-cell>
          <table:table-cell office:value-type="string">
            <text:p>,"</text:p>
          </table:table-cell>
          <table:table-cell office:value-type="string">
            <text:p>Déjeuner de paysan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58];[.E58];[.F58];[.G58];[.H58];[.I58];[.J58])" office:value-type="string" office:string-value="(57,&quot;Déjeuner de paysans&quot;,5),">
            <text:p>(57,"Déjeuner de paysans",5),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lés de piano lac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58">
            <text:p>58</text:p>
          </table:table-cell>
          <table:table-cell office:value-type="string">
            <text:p>,"</text:p>
          </table:table-cell>
          <table:table-cell office:value-type="string">
            <text:p>Démocrit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59];[.E59];[.F59];[.G59];[.H59];[.I59];[.J59])" office:value-type="string" office:string-value="(58,&quot;Démocrite&quot;,5),">
            <text:p>(58,"Démocrite",5),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lés de piano lac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59">
            <text:p>59</text:p>
          </table:table-cell>
          <table:table-cell office:value-type="string">
            <text:p>,"</text:p>
          </table:table-cell>
          <table:table-cell office:value-type="string">
            <text:p>Deux jeunes à tabl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60];[.E60];[.F60];[.G60];[.H60];[.I60];[.J60])" office:value-type="string" office:string-value="(59,&quot;Deux jeunes à table&quot;,5),">
            <text:p>(59,"Deux jeunes à table",5),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oucher de soleil écarlate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60">
            <text:p>60</text:p>
          </table:table-cell>
          <table:table-cell office:value-type="string">
            <text:p>,"</text:p>
          </table:table-cell>
          <table:table-cell office:value-type="string">
            <text:p>Don Cristobal Suarez de Ribera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61];[.E61];[.F61];[.G61];[.H61];[.I61];[.J61])" office:value-type="string" office:string-value="(60,&quot;Don Cristobal Suarez de Ribera&quot;,5),">
            <text:p>(60,"Don Cristobal Suarez de Ribera",5),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rossbow Machine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61">
            <text:p>61</text:p>
          </table:table-cell>
          <table:table-cell office:value-type="string">
            <text:p>,"</text:p>
          </table:table-cell>
          <table:table-cell office:value-type="string">
            <text:p>Don Gaspde Guzman, Count of Olivares and Duke of San Lucla Mayor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62];[.E62];[.F62];[.G62];[.H62];[.I62];[.J62])" office:value-type="string" office:string-value="(61,&quot;Don Gaspde Guzman, Count of Olivares and Duke of San Lucla Mayor&quot;,5),">
            <text:p>(61,"Don Gaspde Guzman, Count of Olivares and Duke of San Lucla Mayor",5),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éjeuner de paysan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62">
            <text:p>62</text:p>
          </table:table-cell>
          <table:table-cell office:value-type="string">
            <text:p>,"</text:p>
          </table:table-cell>
          <table:table-cell office:value-type="string">
            <text:p>Drapery for a seated figure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63];[.E63];[.F63];[.G63];[.H63];[.I63];[.J63])" office:value-type="string" office:string-value="(62,&quot;Drapery for a seated figure&quot;,4),">
            <text:p>(62,"Drapery for a seated figure",4),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émocrit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63">
            <text:p>63</text:p>
          </table:table-cell>
          <table:table-cell office:value-type="string">
            <text:p>,"</text:p>
          </table:table-cell>
          <table:table-cell office:value-type="string">
            <text:p>Eau . le baigneur .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64];[.E64];[.F64];[.G64];[.H64];[.I64];[.J64])" office:value-type="string" office:string-value="(63,&quot;Eau . le baigneur .&quot;,3),">
            <text:p>(63,"Eau . le baigneur .",3),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eux jeunes à tabl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64">
            <text:p>64</text:p>
          </table:table-cell>
          <table:table-cell office:value-type="string">
            <text:p>,"</text:p>
          </table:table-cell>
          <table:table-cell office:value-type="string">
            <text:p>Éruption du Vésuve 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65];[.E65];[.F65];[.G65];[.H65];[.I65];[.J65])" office:value-type="string" office:string-value="(64,&quot;Éruption du Vésuve &quot;,1),">
            <text:p>(64,"Éruption du Vésuve ",1),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on Cristobal Suarez de Ribera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65">
            <text:p>65</text:p>
          </table:table-cell>
          <table:table-cell office:value-type="string">
            <text:p>,"</text:p>
          </table:table-cell>
          <table:table-cell office:value-type="string">
            <text:p>Esclaves ...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66];[.E66];[.F66];[.G66];[.H66];[.I66];[.J66])" office:value-type="string" office:string-value="(65,&quot;Esclaves ...&quot;,1),">
            <text:p>(65,"Esclaves ...",1),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on Gaspde Guzman, Count of Olivares and Duke of San Lucla Mayor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66">
            <text:p>66</text:p>
          </table:table-cell>
          <table:table-cell office:value-type="string">
            <text:p>,"</text:p>
          </table:table-cell>
          <table:table-cell office:value-type="string">
            <text:p>Femme cueillant des fleurs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67];[.E67];[.F67];[.G67];[.H67];[.I67];[.J67])" office:value-type="string" office:string-value="(66,&quot;Femme cueillant des fleurs&quot;,3),">
            <text:p>(66,"Femme cueillant des fleurs",3),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rapery for a seated figure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67">
            <text:p>67</text:p>
          </table:table-cell>
          <table:table-cell office:value-type="string">
            <text:p>,"</text:p>
          </table:table-cell>
          <table:table-cell office:value-type="string">
            <text:p>forer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68];[.E68];[.F68];[.G68];[.H68];[.I68];[.J68])" office:value-type="string" office:string-value="(67,&quot;forer&quot;,3),">
            <text:p>(67,"forer",3),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rapery for a seated figure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68">
            <text:p>68</text:p>
          </table:table-cell>
          <table:table-cell office:value-type="string">
            <text:p>,"</text:p>
          </table:table-cell>
          <table:table-cell office:value-type="string">
            <text:p>Glaucus et Scylla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69];[.E69];[.F69];[.G69];[.H69];[.I69];[.J69])" office:value-type="string" office:string-value="(68,&quot;Glaucus et Scylla&quot;,1),">
            <text:p>(68,"Glaucus et Scylla",1),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au . le baigneur .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69">
            <text:p>69</text:p>
          </table:table-cell>
          <table:table-cell office:value-type="string">
            <text:p>,"</text:p>
          </table:table-cell>
          <table:table-cell office:value-type="string">
            <text:p>Head of a Girl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70];[.E70];[.F70];[.G70];[.H70];[.I70];[.J70])" office:value-type="string" office:string-value="(69,&quot;Head of a Girl&quot;,5),">
            <text:p>(69,"Head of a Girl",5),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au . le baigneur .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70">
            <text:p>70</text:p>
          </table:table-cell>
          <table:table-cell office:value-type="string">
            <text:p>,"</text:p>
          </table:table-cell>
          <table:table-cell office:value-type="string">
            <text:p>Head of a Man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71];[.E71];[.F71];[.G71];[.H71];[.I71];[.J71])" office:value-type="string" office:string-value="(70,&quot;Head of a Man&quot;,5),">
            <text:p>(70,"Head of a Man",5),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Éruption du Vésuve 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71">
            <text:p>71</text:p>
          </table:table-cell>
          <table:table-cell office:value-type="string">
            <text:p>,"</text:p>
          </table:table-cell>
          <table:table-cell office:value-type="string">
            <text:p>Heidelberg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72];[.E72];[.F72];[.G72];[.H72];[.I72];[.J72])" office:value-type="string" office:string-value="(71,&quot;Heidelberg&quot;,1),">
            <text:p>(71,"Heidelberg",1),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Esclaves ...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72">
            <text:p>72</text:p>
          </table:table-cell>
          <table:table-cell office:value-type="string">
            <text:p>,"</text:p>
          </table:table-cell>
          <table:table-cell office:value-type="string">
            <text:p>Idol Black résistance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73];[.E73];[.F73];[.G73];[.H73];[.I73];[.J73])" office:value-type="string" office:string-value="(72,&quot;Idol Black résistance&quot;,3),">
            <text:p>(72,"Idol Black résistance",3),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emme cueillant des fleur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73">
            <text:p>73</text:p>
          </table:table-cell>
          <table:table-cell office:value-type="string">
            <text:p>,"</text:p>
          </table:table-cell>
          <table:table-cell office:value-type="string">
            <text:p>Immaculée Conception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74];[.E74];[.F74];[.G74];[.H74];[.I74];[.J74])" office:value-type="string" office:string-value="(73,&quot;Immaculée Conception&quot;,5),">
            <text:p>(73,"Immaculée Conception",5),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emme cueillant des fleur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74">
            <text:p>74</text:p>
          </table:table-cell>
          <table:table-cell office:value-type="string">
            <text:p>,"</text:p>
          </table:table-cell>
          <table:table-cell office:value-type="string">
            <text:p>Imposition de la chasuble à Saint Ildefons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75];[.E75];[.F75];[.G75];[.H75];[.I75];[.J75])" office:value-type="string" office:string-value="(74,&quot;Imposition de la chasuble à Saint Ildefonse&quot;,5),">
            <text:p>(74,"Imposition de la chasuble à Saint Ildefonse",5),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orer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75">
            <text:p>75</text:p>
          </table:table-cell>
          <table:table-cell office:value-type="string">
            <text:p>,"</text:p>
          </table:table-cell>
          <table:table-cell office:value-type="string">
            <text:p>Incendie de la chambre des Lords (I)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76];[.E76];[.F76];[.G76];[.H76];[.I76];[.J76])" office:value-type="string" office:string-value="(75,&quot;Incendie de la chambre des Lords (I)&quot;,1),">
            <text:p>(75,"Incendie de la chambre des Lords (I)",1),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orer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76">
            <text:p>76</text:p>
          </table:table-cell>
          <table:table-cell office:value-type="string">
            <text:p>,"</text:p>
          </table:table-cell>
          <table:table-cell office:value-type="string">
            <text:p>Incendie de la chambre des Lords (II)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77];[.E77];[.F77];[.G77];[.H77];[.I77];[.J77])" office:value-type="string" office:string-value="(76,&quot;Incendie de la chambre des Lords (II)&quot;,1),">
            <text:p>(76,"Incendie de la chambre des Lords (II)",1),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Glaucus et Scylla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77">
            <text:p>77</text:p>
          </table:table-cell>
          <table:table-cell office:value-type="string">
            <text:p>,"</text:p>
          </table:table-cell>
          <table:table-cell office:value-type="string">
            <text:p>Isabella of Bourbon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78];[.E78];[.F78];[.G78];[.H78];[.I78];[.J78])" office:value-type="string" office:string-value="(77,&quot;Isabella of Bourbon&quot;,5),">
            <text:p>(77,"Isabella of Bourbon",5),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Head of a Girl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78">
            <text:p>78</text:p>
          </table:table-cell>
          <table:table-cell office:value-type="string">
            <text:p>,"</text:p>
          </table:table-cell>
          <table:table-cell office:value-type="string">
            <text:p>L\'Adoration des mages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79];[.E79];[.F79];[.G79];[.H79];[.I79];[.J79])" office:value-type="string" office:string-value="(78,&quot;L\'Adoration des mages&quot;,4),">
            <text:p>(78,"L\'Adoration des mages",4),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Head of a Man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79">
            <text:p>79</text:p>
          </table:table-cell>
          <table:table-cell office:value-type="string">
            <text:p>,"</text:p>
          </table:table-cell>
          <table:table-cell office:value-type="string">
            <text:p>L\'Annonciation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80];[.E80];[.F80];[.G80];[.H80];[.I80];[.J80])" office:value-type="string" office:string-value="(79,&quot;L\'Annonciation&quot;,4),">
            <text:p>(79,"L\'Annonciation",4),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Heidelberg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80">
            <text:p>80</text:p>
          </table:table-cell>
          <table:table-cell office:value-type="string">
            <text:p>,"</text:p>
          </table:table-cell>
          <table:table-cell office:value-type="string">
            <text:p>L\'apparition d\'un ang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81];[.E81];[.F81];[.G81];[.H81];[.I81];[.J81])" office:value-type="string" office:string-value="(80,&quot;L\'apparition d\'un ange&quot;,1),">
            <text:p>(80,"L\'apparition d\'un ange",1),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Idol Black résistance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81">
            <text:p>81</text:p>
          </table:table-cell>
          <table:table-cell office:value-type="string">
            <text:p>,"</text:p>
          </table:table-cell>
          <table:table-cell office:value-type="string">
            <text:p>La bataille de Trafalgar (I)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82];[.E82];[.F82];[.G82];[.H82];[.I82];[.J82])" office:value-type="string" office:string-value="(81,&quot;La bataille de Trafalgar (I)&quot;,1),">
            <text:p>(81,"La bataille de Trafalgar (I)",1),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Idol Black résistance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82">
            <text:p>82</text:p>
          </table:table-cell>
          <table:table-cell office:value-type="string">
            <text:p>,"</text:p>
          </table:table-cell>
          <table:table-cell office:value-type="string">
            <text:p>La bataille de Trafalgar (II)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83];[.E83];[.F83];[.G83];[.H83];[.I83];[.J83])" office:value-type="string" office:string-value="(82,&quot;La bataille de Trafalgar (II)&quot;,1),">
            <text:p>(82,"La bataille de Trafalgar (II)",1),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Immaculée Conception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83">
            <text:p>83</text:p>
          </table:table-cell>
          <table:table-cell office:value-type="string">
            <text:p>,"</text:p>
          </table:table-cell>
          <table:table-cell office:value-type="string">
            <text:p>La Cène d\'Emmaü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84];[.E84];[.F84];[.G84];[.H84];[.I84];[.J84])" office:value-type="string" office:string-value="(83,&quot;La Cène d\'Emmaüs&quot;,5),">
            <text:p>(83,"La Cène d\'Emmaüs",5),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Imposition de la chasuble à Saint Ildefons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84">
            <text:p>84</text:p>
          </table:table-cell>
          <table:table-cell office:value-type="string">
            <text:p>,"</text:p>
          </table:table-cell>
          <table:table-cell office:value-type="string">
            <text:p>La Madone à l\'œillet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85];[.E85];[.F85];[.G85];[.H85];[.I85];[.J85])" office:value-type="string" office:string-value="(84,&quot;La Madone à l\'œillet&quot;,4),">
            <text:p>(84,"La Madone à l\'œillet",4),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Incendie de la chambre des Lords (I)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85">
            <text:p>85</text:p>
          </table:table-cell>
          <table:table-cell office:value-type="string">
            <text:p>,"</text:p>
          </table:table-cell>
          <table:table-cell office:value-type="string">
            <text:p>La Vénérable Mère Jerónima de la Fuent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86];[.E86];[.F86];[.G86];[.H86];[.I86];[.J86])" office:value-type="string" office:string-value="(85,&quot;La Vénérable Mère Jerónima de la Fuente&quot;,5),">
            <text:p>(85,"La Vénérable Mère Jerónima de la Fuente",5),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Incendie de la chambre des Lords (II)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86">
            <text:p>86</text:p>
          </table:table-cell>
          <table:table-cell office:value-type="string">
            <text:p>,"</text:p>
          </table:table-cell>
          <table:table-cell office:value-type="string">
            <text:p>Lac Buttermer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87];[.E87];[.F87];[.G87];[.H87];[.I87];[.J87])" office:value-type="string" office:string-value="(86,&quot;Lac Buttermere&quot;,1),">
            <text:p>(86,"Lac Buttermere",1),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Isabella of Bourbon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87">
            <text:p>87</text:p>
          </table:table-cell>
          <table:table-cell office:value-type="string">
            <text:p>,"</text:p>
          </table:table-cell>
          <table:table-cell office:value-type="string">
            <text:p>Landscape drawing for Santa Maria della Neve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88];[.E88];[.F88];[.G88];[.H88];[.I88];[.J88])" office:value-type="string" office:string-value="(87,&quot;Landscape drawing for Santa Maria della Neve&quot;,4),">
            <text:p>(87,"Landscape drawing for Santa Maria della Neve",4),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L\'Adoration des mages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88">
            <text:p>88</text:p>
          </table:table-cell>
          <table:table-cell office:value-type="string">
            <text:p>,"</text:p>
          </table:table-cell>
          <table:table-cell office:value-type="string">
            <text:p>Le Baptême du Christ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89];[.E89];[.F89];[.G89];[.H89];[.I89];[.J89])" office:value-type="string" office:string-value="(88,&quot;Le Baptême du Christ&quot;,4),">
            <text:p>(88,"Le Baptême du Christ",4),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L\'Annonciation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89">
            <text:p>89</text:p>
          </table:table-cell>
          <table:table-cell office:value-type="string">
            <text:p>,"</text:p>
          </table:table-cell>
          <table:table-cell office:value-type="string">
            <text:p>Le déclin de l\'empire carthaginois 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90];[.E90];[.F90];[.G90];[.H90];[.I90];[.J90])" office:value-type="string" office:string-value="(89,&quot;Le déclin de l\'empire carthaginois &quot;,1),">
            <text:p>(89,"Le déclin de l\'empire carthaginois ",1),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\'apparition d\'un ange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90">
            <text:p>90</text:p>
          </table:table-cell>
          <table:table-cell office:value-type="string">
            <text:p>,"</text:p>
          </table:table-cell>
          <table:table-cell office:value-type="string">
            <text:p>Le Naufrag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91];[.E91];[.F91];[.G91];[.H91];[.I91];[.J91])" office:value-type="string" office:string-value="(90,&quot;Le Naufrage&quot;,1),">
            <text:p>(90,"Le Naufrage",1),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a bataille de Trafalgar (I)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91">
            <text:p>91</text:p>
          </table:table-cell>
          <table:table-cell office:value-type="string">
            <text:p>,"</text:p>
          </table:table-cell>
          <table:table-cell office:value-type="string">
            <text:p>Le Porteur d\'eau de Sévill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92];[.E92];[.F92];[.G92];[.H92];[.I92];[.J92])" office:value-type="string" office:string-value="(91,&quot;Le Porteur d\'eau de Séville&quot;,5),">
            <text:p>(91,"Le Porteur d\'eau de Séville",5),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a bataille de Trafalgar (II)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92">
            <text:p>92</text:p>
          </table:table-cell>
          <table:table-cell office:value-type="string">
            <text:p>,"</text:p>
          </table:table-cell>
          <table:table-cell office:value-type="string">
            <text:p>Le Rigi bleu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93];[.E93];[.F93];[.G93];[.H93];[.I93];[.J93])" office:value-type="string" office:string-value="(92,&quot;Le Rigi bleu&quot;,1),">
            <text:p>(92,"Le Rigi bleu",1),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La Cène d\'Emmaü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93">
            <text:p>93</text:p>
          </table:table-cell>
          <table:table-cell office:value-type="string">
            <text:p>,"</text:p>
          </table:table-cell>
          <table:table-cell office:value-type="string">
            <text:p>Le Témérair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94];[.E94];[.F94];[.G94];[.H94];[.I94];[.J94])" office:value-type="string" office:string-value="(93,&quot;Le Téméraire&quot;,1),">
            <text:p>(93,"Le Téméraire",1),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a Madone à l\'œillet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94">
            <text:p>94</text:p>
          </table:table-cell>
          <table:table-cell office:value-type="string">
            <text:p>,"</text:p>
          </table:table-cell>
          <table:table-cell office:value-type="string">
            <text:p>Le Triomphe de Bacchu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95];[.E95];[.F95];[.G95];[.H95];[.I95];[.J95])" office:value-type="string" office:string-value="(94,&quot;Le Triomphe de Bacchus&quot;,5),">
            <text:p>(94,"Le Triomphe de Bacchus",5),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La Vénérable Mère Jerónima de la Fuent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95">
            <text:p>95</text:p>
          </table:table-cell>
          <table:table-cell office:value-type="string">
            <text:p>,"</text:p>
          </table:table-cell>
          <table:table-cell office:value-type="string">
            <text:p>Les disques de Newton 1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96];[.E96];[.F96];[.G96];[.H96];[.I96];[.J96])" office:value-type="string" office:string-value="(95,&quot;Les disques de Newton 1&quot;,3),">
            <text:p>(95,"Les disques de Newton 1",3),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Lac Buttermere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96">
            <text:p>96</text:p>
          </table:table-cell>
          <table:table-cell office:value-type="string">
            <text:p>,"</text:p>
          </table:table-cell>
          <table:table-cell office:value-type="string">
            <text:p>Les feux des bateaux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97];[.E97];[.F97];[.G97];[.H97];[.I97];[.J97])" office:value-type="string" office:string-value="(96,&quot;Les feux des bateaux&quot;,1),">
            <text:p>(96,"Les feux des bateaux",1),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Landscape drawing for Santa Maria della Neve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97">
            <text:p>97</text:p>
          </table:table-cell>
          <table:table-cell office:value-type="string">
            <text:p>,"</text:p>
          </table:table-cell>
          <table:table-cell office:value-type="string">
            <text:p>Lily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98];[.E98];[.F98];[.G98];[.H98];[.I98];[.J98])" office:value-type="string" office:string-value="(97,&quot;Lily&quot;,4),">
            <text:p>(97,"Lily",4),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Le Baptême du Christ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98">
            <text:p>98</text:p>
          </table:table-cell>
          <table:table-cell office:value-type="string">
            <text:p>,"</text:p>
          </table:table-cell>
          <table:table-cell office:value-type="string">
            <text:p>Madonna Benois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99];[.E99];[.F99];[.G99];[.H99];[.I99];[.J99])" office:value-type="string" office:string-value="(98,&quot;Madonna Benois&quot;,4),">
            <text:p>(98,"Madonna Benois",4),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Le déclin de l\'empire carthaginois 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99">
            <text:p>99</text:p>
          </table:table-cell>
          <table:table-cell office:value-type="string">
            <text:p>,"</text:p>
          </table:table-cell>
          <table:table-cell office:value-type="string">
            <text:p>Mme kupka parmi les verticales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100];[.E100];[.F100];[.G100];[.H100];[.I100];[.J100])" office:value-type="string" office:string-value="(99,&quot;Mme kupka parmi les verticales&quot;,3),">
            <text:p>(99,"Mme kupka parmi les verticales",3),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e Naufrage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100">
            <text:p>100</text:p>
          </table:table-cell>
          <table:table-cell office:value-type="string">
            <text:p>,"</text:p>
          </table:table-cell>
          <table:table-cell office:value-type="string">
            <text:p>Mouvement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101];[.E101];[.F101];[.G101];[.H101];[.I101];[.J101])" office:value-type="string" office:string-value="(100,&quot;Mouvement&quot;,3),">
            <text:p>(100,"Mouvement",3),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e Porteur d\'eau de Sévill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01">
            <text:p>101</text:p>
          </table:table-cell>
          <table:table-cell office:value-type="string">
            <text:p>,"</text:p>
          </table:table-cell>
          <table:table-cell office:value-type="string">
            <text:p>Philip IV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02];[.E102];[.F102];[.G102];[.H102];[.I102];[.J102])" office:value-type="string" office:string-value="(101,&quot;Philip IV&quot;,5),">
            <text:p>(101,"Philip IV",5),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Le Rigi bleu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102">
            <text:p>102</text:p>
          </table:table-cell>
          <table:table-cell office:value-type="string">
            <text:p>,"</text:p>
          </table:table-cell>
          <table:table-cell office:value-type="string">
            <text:p>Philip IV of Spain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03];[.E103];[.F103];[.G103];[.H103];[.I103];[.J103])" office:value-type="string" office:string-value="(102,&quot;Philip IV of Spain&quot;,5),">
            <text:p>(102,"Philip IV of Spain",5),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Le Téméraire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103">
            <text:p>103</text:p>
          </table:table-cell>
          <table:table-cell office:value-type="string">
            <text:p>,"</text:p>
          </table:table-cell>
          <table:table-cell office:value-type="string">
            <text:p>Philippe IV en armur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04];[.E104];[.F104];[.G104];[.H104];[.I104];[.J104])" office:value-type="string" office:string-value="(103,&quot;Philippe IV en armure&quot;,5),">
            <text:p>(103,"Philippe IV en armure",5),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Le Triomphe de Bacchu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04">
            <text:p>104</text:p>
          </table:table-cell>
          <table:table-cell office:value-type="string">
            <text:p>,"</text:p>
          </table:table-cell>
          <table:table-cell office:value-type="string">
            <text:p>Pluie - Vapeur - Vitess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05];[.E105];[.F105];[.G105];[.H105];[.I105];[.J105])" office:value-type="string" office:string-value="(104,&quot;Pluie - Vapeur - Vitesse&quot;,1),">
            <text:p>(104,"Pluie - Vapeur - Vitesse",1),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Les disques de Newton 1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05">
            <text:p>105</text:p>
          </table:table-cell>
          <table:table-cell office:value-type="string">
            <text:p>,"</text:p>
          </table:table-cell>
          <table:table-cell office:value-type="string">
            <text:p>Portrait de Ginevra de Benci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06];[.E106];[.F106];[.G106];[.H106];[.I106];[.J106])" office:value-type="string" office:string-value="(105,&quot;Portrait de Ginevra de Benci&quot;,4),">
            <text:p>(105,"Portrait de Ginevra de Benci",4),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Les disques de Newton 1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06">
            <text:p>106</text:p>
          </table:table-cell>
          <table:table-cell office:value-type="string">
            <text:p>,"</text:p>
          </table:table-cell>
          <table:table-cell office:value-type="string">
            <text:p>Portrait de l\'infant Don Carlo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07];[.E107];[.F107];[.G107];[.H107];[.I107];[.J107])" office:value-type="string" office:string-value="(106,&quot;Portrait de l\'infant Don Carlos&quot;,5),">
            <text:p>(106,"Portrait de l\'infant Don Carlos",5),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Les feux des bateaux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107">
            <text:p>107</text:p>
          </table:table-cell>
          <table:table-cell office:value-type="string">
            <text:p>,"</text:p>
          </table:table-cell>
          <table:table-cell office:value-type="string">
            <text:p>Portrait de Luis de Góngora y Argot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08];[.E108];[.F108];[.G108];[.H108];[.I108];[.J108])" office:value-type="string" office:string-value="(107,&quot;Portrait de Luis de Góngora y Argote&quot;,5),">
            <text:p>(107,"Portrait de Luis de Góngora y Argote",5),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Lily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08">
            <text:p>108</text:p>
          </table:table-cell>
          <table:table-cell office:value-type="string">
            <text:p>,"</text:p>
          </table:table-cell>
          <table:table-cell office:value-type="string">
            <text:p>Portrait du comte-duc d\'Olivare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09];[.E109];[.F109];[.G109];[.H109];[.I109];[.J109])" office:value-type="string" office:string-value="(108,&quot;Portrait du comte-duc d\'Olivares&quot;,5),">
            <text:p>(108,"Portrait du comte-duc d\'Olivares",5),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Madonna Benois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09">
            <text:p>109</text:p>
          </table:table-cell>
          <table:table-cell office:value-type="string">
            <text:p>,"</text:p>
          </table:table-cell>
          <table:table-cell office:value-type="string">
            <text:p>Portrait of a Cleric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10];[.E110];[.F110];[.G110];[.H110];[.I110];[.J110])" office:value-type="string" office:string-value="(109,&quot;Portrait of a Cleric&quot;,5),">
            <text:p>(109,"Portrait of a Cleric",5),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Mme kupka parmi les verticale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10">
            <text:p>110</text:p>
          </table:table-cell>
          <table:table-cell office:value-type="string">
            <text:p>,"</text:p>
          </table:table-cell>
          <table:table-cell office:value-type="string">
            <text:p>Portrait of a Man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11];[.E111];[.F111];[.G111];[.H111];[.I111];[.J111])" office:value-type="string" office:string-value="(110,&quot;Portrait of a Man&quot;,5),">
            <text:p>(110,"Portrait of a Man",5),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Mme kupka parmi les verticale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11">
            <text:p>111</text:p>
          </table:table-cell>
          <table:table-cell office:value-type="string">
            <text:p>,"</text:p>
          </table:table-cell>
          <table:table-cell office:value-type="string">
            <text:p>Portrait of a Man with a Goate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12];[.E112];[.F112];[.G112];[.H112];[.I112];[.J112])" office:value-type="string" office:string-value="(111,&quot;Portrait of a Man with a Goatee&quot;,5),">
            <text:p>(111,"Portrait of a Man with a Goatee",5),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ouvement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12">
            <text:p>112</text:p>
          </table:table-cell>
          <table:table-cell office:value-type="string">
            <text:p>,"</text:p>
          </table:table-cell>
          <table:table-cell office:value-type="string">
            <text:p>Portrait of a Young Man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13];[.E113];[.F113];[.G113];[.H113];[.I113];[.J113])" office:value-type="string" office:string-value="(112,&quot;Portrait of a Young Man&quot;,5),">
            <text:p>(112,"Portrait of a Young Man",5),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ouvement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13">
            <text:p>113</text:p>
          </table:table-cell>
          <table:table-cell office:value-type="string">
            <text:p>,"</text:p>
          </table:table-cell>
          <table:table-cell office:value-type="string">
            <text:p>Positionnement des éléments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114];[.E114];[.F114];[.G114];[.H114];[.I114];[.J114])" office:value-type="string" office:string-value="(113,&quot;Positionnement des éléments&quot;,3),">
            <text:p>(113,"Positionnement des éléments",3),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hilip IV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14">
            <text:p>114</text:p>
          </table:table-cell>
          <table:table-cell office:value-type="string">
            <text:p>,"</text:p>
          </table:table-cell>
          <table:table-cell office:value-type="string">
            <text:p>Positionnement des éléments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115];[.E115];[.F115];[.G115];[.H115];[.I115];[.J115])" office:value-type="string" office:string-value="(114,&quot;Positionnement des éléments&quot;,3),">
            <text:p>(114,"Positionnement des éléments",3),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hilip IV of Spain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15">
            <text:p>115</text:p>
          </table:table-cell>
          <table:table-cell office:value-type="string">
            <text:p>,"</text:p>
          </table:table-cell>
          <table:table-cell office:value-type="string">
            <text:p>Profile of a warrior in helmet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16];[.E116];[.F116];[.G116];[.H116];[.I116];[.J116])" office:value-type="string" office:string-value="(115,&quot;Profile of a warrior in helmet&quot;,4),">
            <text:p>(115,"Profile of a warrior in helmet",4),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Philippe IV en armur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16">
            <text:p>116</text:p>
          </table:table-cell>
          <table:table-cell office:value-type="string">
            <text:p>,"</text:p>
          </table:table-cell>
          <table:table-cell office:value-type="string">
            <text:p>Regulus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17];[.E117];[.F117];[.G117];[.H117];[.I117];[.J117])" office:value-type="string" office:string-value="(116,&quot;Regulus&quot;,1),">
            <text:p>(116,"Regulus",1),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Pluie - Vapeur - Vitesse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117">
            <text:p>117</text:p>
          </table:table-cell>
          <table:table-cell office:value-type="string">
            <text:p>,"</text:p>
          </table:table-cell>
          <table:table-cell office:value-type="string">
            <text:p>Retrato de Don Sebastián Garcia de Huerta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18];[.E118];[.F118];[.G118];[.H118];[.I118];[.J118])" office:value-type="string" office:string-value="(117,&quot;Retrato de Don Sebastián Garcia de Huerta&quot;,5),">
            <text:p>(117,"Retrato de Don Sebastián Garcia de Huerta",5),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ortrait de Ginevra de Benci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18">
            <text:p>118</text:p>
          </table:table-cell>
          <table:table-cell office:value-type="string">
            <text:p>,"</text:p>
          </table:table-cell>
          <table:table-cell office:value-type="string">
            <text:p>Saint Jean à Patmo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19];[.E119];[.F119];[.G119];[.H119];[.I119];[.J119])" office:value-type="string" office:string-value="(118,&quot;Saint Jean à Patmos&quot;,5),">
            <text:p>(118,"Saint Jean à Patmos",5),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ortrait de l\'infant Don Carlo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19">
            <text:p>119</text:p>
          </table:table-cell>
          <table:table-cell office:value-type="string">
            <text:p>,"</text:p>
          </table:table-cell>
          <table:table-cell office:value-type="string">
            <text:p>Saint Jérôme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20];[.E120];[.F120];[.G120];[.H120];[.I120];[.J120])" office:value-type="string" office:string-value="(119,&quot;Saint Jérôme&quot;,4),">
            <text:p>(119,"Saint Jérôme",4),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ortrait de Luis de Góngora y Argot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20">
            <text:p>120</text:p>
          </table:table-cell>
          <table:table-cell office:value-type="string">
            <text:p>,"</text:p>
          </table:table-cell>
          <table:table-cell office:value-type="string">
            <text:p>Saint Paul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21];[.E121];[.F121];[.G121];[.H121];[.I121];[.J121])" office:value-type="string" office:string-value="(120,&quot;Saint Paul&quot;,5),">
            <text:p>(120,"Saint Paul",5),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ortrait du comte-duc d\'Olivare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21">
            <text:p>121</text:p>
          </table:table-cell>
          <table:table-cell office:value-type="string">
            <text:p>,"</text:p>
          </table:table-cell>
          <table:table-cell office:value-type="string">
            <text:p>Saint Thoma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22];[.E122];[.F122];[.G122];[.H122];[.I122];[.J122])" office:value-type="string" office:string-value="(121,&quot;Saint Thomas&quot;,5),">
            <text:p>(121,"Saint Thomas",5),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ortrait of a Cleric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22">
            <text:p>122</text:p>
          </table:table-cell>
          <table:table-cell office:value-type="string">
            <text:p>,"</text:p>
          </table:table-cell>
          <table:table-cell office:value-type="string">
            <text:p>Scène de cuisine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23];[.E123];[.F123];[.G123];[.H123];[.I123];[.J123])" office:value-type="string" office:string-value="(122,&quot;Scène de cuisine&quot;,5),">
            <text:p>(122,"Scène de cuisine",5),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Portrait of a Man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23">
            <text:p>123</text:p>
          </table:table-cell>
          <table:table-cell office:value-type="string">
            <text:p>,"</text:p>
          </table:table-cell>
          <table:table-cell office:value-type="string">
            <text:p>Sleeve Study for the Annunciation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24];[.E124];[.F124];[.G124];[.H124];[.I124];[.J124])" office:value-type="string" office:string-value="(123,&quot;Sleeve Study for the Annunciation&quot;,4),">
            <text:p>(123,"Sleeve Study for the Annunciation",4),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Portrait of a Man with a Goate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24">
            <text:p>124</text:p>
          </table:table-cell>
          <table:table-cell office:value-type="string">
            <text:p>,"</text:p>
          </table:table-cell>
          <table:table-cell office:value-type="string">
            <text:p>Studies of central plan buildings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25];[.E125];[.F125];[.G125];[.H125];[.I125];[.J125])" office:value-type="string" office:string-value="(124,&quot;Studies of central plan buildings&quot;,4),">
            <text:p>(124,"Studies of central plan buildings",4),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Portrait of a Young Man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25">
            <text:p>125</text:p>
          </table:table-cell>
          <table:table-cell office:value-type="string">
            <text:p>,"</text:p>
          </table:table-cell>
          <table:table-cell office:value-type="string">
            <text:p>Study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26];[.E126];[.F126];[.G126];[.H126];[.I126];[.J126])" office:value-type="string" office:string-value="(125,&quot;Study&quot;,4),">
            <text:p>(125,"Study",4),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Positionnement des élément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26">
            <text:p>126</text:p>
          </table:table-cell>
          <table:table-cell office:value-type="string">
            <text:p>,"</text:p>
          </table:table-cell>
          <table:table-cell office:value-type="string">
            <text:p>Study for the Adoration of the Magi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27];[.E127];[.F127];[.G127];[.H127];[.I127];[.J127])" office:value-type="string" office:string-value="(126,&quot;Study for the Adoration of the Magi&quot;,4),">
            <text:p>(126,"Study for the Adoration of the Magi",4),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Positionnement des éléments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27">
            <text:p>127</text:p>
          </table:table-cell>
          <table:table-cell office:value-type="string">
            <text:p>,"</text:p>
          </table:table-cell>
          <table:table-cell office:value-type="string">
            <text:p>Study for the Madonna with the Fruit Bowl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28];[.E128];[.F128];[.G128];[.H128];[.I128];[.J128])" office:value-type="string" office:string-value="(127,&quot;Study for the Madonna with the Fruit Bowl&quot;,4),">
            <text:p>(127,"Study for the Madonna with the Fruit Bowl",4),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Profile of a warrior in helmet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28">
            <text:p>128</text:p>
          </table:table-cell>
          <table:table-cell office:value-type="string">
            <text:p>,"</text:p>
          </table:table-cell>
          <table:table-cell office:value-type="string">
            <text:p>Study of a child with a cat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29];[.E129];[.F129];[.G129];[.H129];[.I129];[.J129])" office:value-type="string" office:string-value="(128,&quot;Study of a child with a cat&quot;,4),">
            <text:p>(128,"Study of a child with a cat",4),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Regulus</text:p>
          </table:table-cell>
          <table:table-cell office:value-type="float" office:value="1">
            <text:p>1</text:p>
          </table:table-cell>
          <table:table-cell office:value-type="string">
            <text:p>(</text:p>
          </table:table-cell>
          <table:table-cell office:value-type="float" office:value="129">
            <text:p>129</text:p>
          </table:table-cell>
          <table:table-cell office:value-type="string">
            <text:p>,"</text:p>
          </table:table-cell>
          <table:table-cell office:value-type="string">
            <text:p>Study of an Old Man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0];[.E130];[.F130];[.G130];[.H130];[.I130];[.J130])" office:value-type="string" office:string-value="(129,&quot;Study of an Old Man&quot;,4),">
            <text:p>(129,"Study of an Old Man",4),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Retrato de Don Sebastián Garcia de Huerta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30">
            <text:p>130</text:p>
          </table:table-cell>
          <table:table-cell office:value-type="string">
            <text:p>,"</text:p>
          </table:table-cell>
          <table:table-cell office:value-type="string">
            <text:p>Study of hands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1];[.E131];[.F131];[.G131];[.H131];[.I131];[.J131])" office:value-type="string" office:string-value="(130,&quot;Study of hands&quot;,4),">
            <text:p>(130,"Study of hands",4),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Saint Jean à Patmo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31">
            <text:p>131</text:p>
          </table:table-cell>
          <table:table-cell office:value-type="string">
            <text:p>,"</text:p>
          </table:table-cell>
          <table:table-cell office:value-type="string">
            <text:p>Study of nursing Madonna and profile heads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2];[.E132];[.F132];[.G132];[.H132];[.I132];[.J132])" office:value-type="string" office:string-value="(131,&quot;Study of nursing Madonna and profile heads&quot;,4),">
            <text:p>(131,"Study of nursing Madonna and profile heads",4),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Saint Jérôme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32">
            <text:p>132</text:p>
          </table:table-cell>
          <table:table-cell office:value-type="string">
            <text:p>,"</text:p>
          </table:table-cell>
          <table:table-cell office:value-type="string">
            <text:p>Study of the Hanged Bernardo di Bandino Baroncelli, assassin of Giuliano de Medici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3];[.E133];[.F133];[.G133];[.H133];[.I133];[.J133])" office:value-type="string" office:string-value="(132,&quot;Study of the Hanged Bernardo di Bandino Baroncelli, assassin of Giuliano de Medici&quot;,4),">
            <text:p>(132,"Study of the Hanged Bernardo di Bandino Baroncelli, assassin of Giuliano de Medici",4),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aint Paul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33">
            <text:p>133</text:p>
          </table:table-cell>
          <table:table-cell office:value-type="string">
            <text:p>,"</text:p>
          </table:table-cell>
          <table:table-cell office:value-type="string">
            <text:p>Study of the Madonna and Child with a Cat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4];[.E134];[.F134];[.G134];[.H134];[.I134];[.J134])" office:value-type="string" office:string-value="(133,&quot;Study of the Madonna and Child with a Cat&quot;,4),">
            <text:p>(133,"Study of the Madonna and Child with a Cat",4),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aint Paul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34">
            <text:p>134</text:p>
          </table:table-cell>
          <table:table-cell office:value-type="string">
            <text:p>,"</text:p>
          </table:table-cell>
          <table:table-cell office:value-type="string">
            <text:p>Study sheet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5];[.E135];[.F135];[.G135];[.H135];[.I135];[.J135])" office:value-type="string" office:string-value="(134,&quot;Study sheet&quot;,4),">
            <text:p>(134,"Study sheet",4),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aint Thomas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35">
            <text:p>135</text:p>
          </table:table-cell>
          <table:table-cell office:value-type="string">
            <text:p>,"</text:p>
          </table:table-cell>
          <table:table-cell office:value-type="string">
            <text:p>Tango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136];[.E136];[.F136];[.G136];[.H136];[.I136];[.J136])" office:value-type="string" office:string-value="(135,&quot;Tango&quot;,3),">
            <text:p>(135,"Tango",3),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cène de cuisine</text:p>
          </table:table-cell>
          <table:table-cell office:value-type="float" office:value="5">
            <text:p>5</text:p>
          </table:table-cell>
          <table:table-cell office:value-type="string">
            <text:p>(</text:p>
          </table:table-cell>
          <table:table-cell office:value-type="float" office:value="136">
            <text:p>136</text:p>
          </table:table-cell>
          <table:table-cell office:value-type="string">
            <text:p>,"</text:p>
          </table:table-cell>
          <table:table-cell office:value-type="string">
            <text:p>Tempête de neige en mer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37];[.E137];[.F137];[.G137];[.H137];[.I137];[.J137])" office:value-type="string" office:string-value="(136,&quot;Tempête de neige en mer&quot;,1),">
            <text:p>(136,"Tempête de neige en mer",1),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Sleeve Study for the Annunciation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37">
            <text:p>137</text:p>
          </table:table-cell>
          <table:table-cell office:value-type="string">
            <text:p>,"</text:p>
          </table:table-cell>
          <table:table-cell office:value-type="string">
            <text:p>The Study of a Drapery of a Figure Kneeling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8];[.E138];[.F138];[.G138];[.H138];[.I138];[.J138])" office:value-type="string" office:string-value="(137,&quot;The Study of a Drapery of a Figure Kneeling&quot;,4),">
            <text:p>(137,"The Study of a Drapery of a Figure Kneeling",4),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Studies of central plan buildings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38">
            <text:p>138</text:p>
          </table:table-cell>
          <table:table-cell office:value-type="string">
            <text:p>,"</text:p>
          </table:table-cell>
          <table:table-cell office:value-type="string">
            <text:p>The Study of Drapery of a Seated Figure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39];[.E139];[.F139];[.G139];[.H139];[.I139];[.J139])" office:value-type="string" office:string-value="(138,&quot;The Study of Drapery of a Seated Figure&quot;,4),">
            <text:p>(138,"The Study of Drapery of a Seated Figure",4),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tudy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39">
            <text:p>139</text:p>
          </table:table-cell>
          <table:table-cell office:value-type="string">
            <text:p>,"</text:p>
          </table:table-cell>
          <table:table-cell office:value-type="string">
            <text:p>The Way of Silence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140];[.E140];[.F140];[.G140];[.H140];[.I140];[.J140])" office:value-type="string" office:string-value="(139,&quot;The Way of Silence&quot;,3),">
            <text:p>(139,"The Way of Silence",3),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tudy for the Adoration of the Magi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0">
            <text:p>140</text:p>
          </table:table-cell>
          <table:table-cell office:value-type="string">
            <text:p>,"</text:p>
          </table:table-cell>
          <table:table-cell office:value-type="string">
            <text:p>tordu noir lignes</text:p>
          </table:table-cell>
          <table:table-cell office:value-type="string">
            <text:p>",</text:p>
          </table:table-cell>
          <table:table-cell office:value-type="float" office:value="3">
            <text:p>3</text:p>
          </table:table-cell>
          <table:table-cell office:value-type="string">
            <text:p>),</text:p>
          </table:table-cell>
          <table:table-cell table:formula="of:=CONCATENATE([.D141];[.E141];[.F141];[.G141];[.H141];[.I141];[.J141])" office:value-type="string" office:string-value="(140,&quot;tordu noir lignes&quot;,3),">
            <text:p>(140,"tordu noir lignes",3),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tudy for the Madonna with the Fruit Bowl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1">
            <text:p>141</text:p>
          </table:table-cell>
          <table:table-cell office:value-type="string">
            <text:p>,"</text:p>
          </table:table-cell>
          <table:table-cell office:value-type="string">
            <text:p>Trois musicien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42];[.E142];[.F142];[.G142];[.H142];[.I142];[.J142])" office:value-type="string" office:string-value="(141,&quot;Trois musiciens&quot;,5),">
            <text:p>(141,"Trois musiciens",5),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udy of a child with a cat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2">
            <text:p>142</text:p>
          </table:table-cell>
          <table:table-cell office:value-type="string">
            <text:p>,"</text:p>
          </table:table-cell>
          <table:table-cell office:value-type="string">
            <text:p>un désastre en mer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43];[.E143];[.F143];[.G143];[.H143];[.I143];[.J143])" office:value-type="string" office:string-value="(142,&quot;un désastre en mer&quot;,1),">
            <text:p>(142,"un désastre en mer",1),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tudy of an Old Man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3">
            <text:p>143</text:p>
          </table:table-cell>
          <table:table-cell office:value-type="string">
            <text:p>,"</text:p>
          </table:table-cell>
          <table:table-cell office:value-type="string">
            <text:p>Venise : La Dogana, San Giorgio ...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44];[.E144];[.F144];[.G144];[.H144];[.I144];[.J144])" office:value-type="string" office:string-value="(143,&quot;Venise : La Dogana, San Giorgio ...&quot;,1),">
            <text:p>(143,"Venise : La Dogana, San Giorgio ...",1),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Study of hands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4">
            <text:p>144</text:p>
          </table:table-cell>
          <table:table-cell office:value-type="string">
            <text:p>,"</text:p>
          </table:table-cell>
          <table:table-cell office:value-type="string">
            <text:p>Venise : Le grand canal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45];[.E145];[.F145];[.G145];[.H145];[.I145];[.J145])" office:value-type="string" office:string-value="(144,&quot;Venise : Le grand canal&quot;,1),">
            <text:p>(144,"Venise : Le grand canal",1),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tudy of nursing Madonna and profile heads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5">
            <text:p>145</text:p>
          </table:table-cell>
          <table:table-cell office:value-type="string">
            <text:p>,"</text:p>
          </table:table-cell>
          <table:table-cell office:value-type="string">
            <text:p>Venise : Le pont des soupirs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46];[.E146];[.F146];[.G146];[.H146];[.I146];[.J146])" office:value-type="string" office:string-value="(145,&quot;Venise : Le pont des soupirs&quot;,1),">
            <text:p>(145,"Venise : Le pont des soupirs",1),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Study of the Hanged Bernardo di Bandino Baroncelli, assassin of Giuliano de Medici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6">
            <text:p>146</text:p>
          </table:table-cell>
          <table:table-cell office:value-type="string">
            <text:p>,"</text:p>
          </table:table-cell>
          <table:table-cell office:value-type="string">
            <text:p>Venise : Une rue animé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47];[.E147];[.F147];[.G147];[.H147];[.I147];[.J147])" office:value-type="string" office:string-value="(146,&quot;Venise : Une rue animée&quot;,1),">
            <text:p>(146,"Venise : Une rue animée",1),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Study of the Madonna and Child with a Cat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7">
            <text:p>147</text:p>
          </table:table-cell>
          <table:table-cell office:value-type="string">
            <text:p>,"</text:p>
          </table:table-cell>
          <table:table-cell office:value-type="string">
            <text:p>Venise en approche</text:p>
          </table:table-cell>
          <table:table-cell office:value-type="string">
            <text:p>",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formula="of:=CONCATENATE([.D148];[.E148];[.F148];[.G148];[.H148];[.I148];[.J148])" office:value-type="string" office:string-value="(147,&quot;Venise en approche&quot;,1),">
            <text:p>(147,"Venise en approche",1),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Study sheet</text:p>
          </table:table-cell>
          <table:table-cell office:value-type="float" office:value="4">
            <text:p>4</text:p>
          </table:table-cell>
          <table:table-cell office:value-type="string">
            <text:p>(</text:p>
          </table:table-cell>
          <table:table-cell office:value-type="float" office:value="148">
            <text:p>148</text:p>
          </table:table-cell>
          <table:table-cell office:value-type="string">
            <text:p>,"</text:p>
          </table:table-cell>
          <table:table-cell office:value-type="string">
            <text:p>Vieille faisant frire des œufs</text:p>
          </table:table-cell>
          <table:table-cell office:value-type="string">
            <text:p>",</text:p>
          </table:table-cell>
          <table:table-cell office:value-type="float" office:value="5">
            <text:p>5</text:p>
          </table:table-cell>
          <table:table-cell office:value-type="string">
            <text:p>),</text:p>
          </table:table-cell>
          <table:table-cell table:formula="of:=CONCATENATE([.D149];[.E149];[.F149];[.G149];[.H149];[.I149];[.J149])" office:value-type="string" office:string-value="(148,&quot;Vieille faisant frire des œufs&quot;,5),">
            <text:p>(148,"Vieille faisant frire des œufs",5),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ango</text:p>
          </table:table-cell>
          <table:table-cell office:value-type="float" office:value="3">
            <text:p>3</text:p>
          </table:table-cell>
          <table:table-cell office:value-type="string">
            <text:p>(</text:p>
          </table:table-cell>
          <table:table-cell office:value-type="float" office:value="149">
            <text:p>149</text:p>
          </table:table-cell>
          <table:table-cell office:value-type="string">
            <text:p>,"</text:p>
          </table:table-cell>
          <table:table-cell office:value-type="string">
            <text:p>Woman\'s Head</text:p>
          </table:table-cell>
          <table:table-cell office:value-type="string">
            <text:p>",</text:p>
          </table:table-cell>
          <table:table-cell office:value-type="float" office:value="4">
            <text:p>4</text:p>
          </table:table-cell>
          <table:table-cell office:value-type="string">
            <text:p>),</text:p>
          </table:table-cell>
          <table:table-cell table:formula="of:=CONCATENATE([.D150];[.E150];[.F150];[.G150];[.H150];[.I150];[.J150])" office:value-type="string" office:string-value="(149,&quot;Woman\'s Head&quot;,4),">
            <text:p>(149,"Woman\'s Head",4),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Tango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Tempête de neige en m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he Study of a Drapery of a Figure Kneeling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he Study of Drapery of a Seated Figure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he Way of Silence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he Way of Silence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ordu noir lignes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ordu noir lignes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rois musiciens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un désastre en m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Venise : La Dogana, San Giorgio ...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Venise : Le grand cana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Venise : Le pont des soupirs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Venise : Une rue animée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Venise en approche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Vieille faisant frire des œufs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Woman\'s Head</text:p>
          </table:table-cell>
          <table:table-cell office:value-type="float" office:value="4">
            <text:p>4</text:p>
          </table:table-cell>
          <table:table-cell table:number-columns-repeated="8"/>
        </table:table-row>
      </table:table>
      <table:table table:name="Table Genre" table:style-name="ta1" table:print="false">
        <table:table-column table:style-name="co4" table:number-columns-repeated="9" table:default-cell-style-name="Default"/>
        <table:table-column table:style-name="co13" table:default-cell-style-name="Default"/>
        <table:table-row table:style-name="ro2">
          <table:table-cell office:value-type="string">
            <text:p>idGenre</text:p>
          </table:table-cell>
          <table:table-cell office:value-type="string">
            <text:p>libGenre</text:p>
          </table:table-cell>
          <table:table-cell table:number-columns-repeated="2"/>
          <table:table-cell office:value-type="string">
            <text:p>idGenre</text:p>
          </table:table-cell>
          <table:table-cell/>
          <table:table-cell office:value-type="string">
            <text:p>libGenr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/>
          <table:table-cell office:value-type="string">
            <text:p>(</text:p>
          </table:table-cell>
          <table:table-cell office:value-type="float" office:value="1">
            <text:p>1</text:p>
          </table:table-cell>
          <table:table-cell office:value-type="string">
            <text:p>,"</text:p>
          </table:table-cell>
          <table:table-cell office:value-type="string">
            <text:p>Romantisme </text:p>
          </table:table-cell>
          <table:table-cell office:value-type="string">
            <text:p>"</text:p>
          </table:table-cell>
          <table:table-cell office:value-type="string">
            <text:p>),</text:p>
          </table:table-cell>
          <table:table-cell table:formula="of:=CONCATENATE([.D2];[.E2];[.F2];[.G2];[.H2];[.I2])" office:value-type="string" office:string-value="(1,&quot;Romantisme &quot;),">
            <text:p>(1,"Romantisme 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string">
            <text:p>(</text:p>
          </table:table-cell>
          <table:table-cell office:value-type="float" office:value="2">
            <text:p>2</text:p>
          </table:table-cell>
          <table:table-cell office:value-type="string">
            <text:p>,"</text:p>
          </table:table-cell>
          <table:table-cell office:value-type="string">
            <text:p>baroque </text:p>
          </table:table-cell>
          <table:table-cell office:value-type="string">
            <text:p>"</text:p>
          </table:table-cell>
          <table:table-cell office:value-type="string">
            <text:p>),</text:p>
          </table:table-cell>
          <table:table-cell table:formula="of:=CONCATENATE([.D3];[.E3];[.F3];[.G3];[.H3];[.I3])" office:value-type="string" office:string-value="(2,&quot;baroque &quot;),">
            <text:p>(2,"baroque 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string">
            <text:p>(</text:p>
          </table:table-cell>
          <table:table-cell office:value-type="float" office:value="5">
            <text:p>5</text:p>
          </table:table-cell>
          <table:table-cell office:value-type="string">
            <text:p>,"</text:p>
          </table:table-cell>
          <table:table-cell office:value-type="string">
            <text:p>Haute Renaissance </text:p>
          </table:table-cell>
          <table:table-cell office:value-type="string">
            <text:p>"</text:p>
          </table:table-cell>
          <table:table-cell office:value-type="string">
            <text:p>),</text:p>
          </table:table-cell>
          <table:table-cell table:formula="of:=CONCATENATE([.D4];[.E4];[.F4];[.G4];[.H4];[.I4])" office:value-type="string" office:string-value="(5,&quot;Haute Renaissance &quot;),">
            <text:p>(5,"Haute Renaissance 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string">
            <text:p>(</text:p>
          </table:table-cell>
          <table:table-cell office:value-type="float" office:value="3">
            <text:p>3</text:p>
          </table:table-cell>
          <table:table-cell office:value-type="string">
            <text:p>,"</text:p>
          </table:table-cell>
          <table:table-cell office:value-type="string">
            <text:p>Orphisme</text:p>
          </table:table-cell>
          <table:table-cell office:value-type="string">
            <text:p>"</text:p>
          </table:table-cell>
          <table:table-cell office:value-type="string">
            <text:p>),</text:p>
          </table:table-cell>
          <table:table-cell table:formula="of:=CONCATENATE([.D5];[.E5];[.F5];[.G5];[.H5];[.I5])" office:value-type="string" office:string-value="(3,&quot;Orphisme&quot;),">
            <text:p>(3,"Orphisme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/>
          <table:table-cell office:value-type="string">
            <text:p>(</text:p>
          </table:table-cell>
          <table:table-cell office:value-type="float" office:value="4">
            <text:p>4</text:p>
          </table:table-cell>
          <table:table-cell office:value-type="string">
            <text:p>,"</text:p>
          </table:table-cell>
          <table:table-cell office:value-type="string">
            <text:p>Art abstrait</text:p>
          </table:table-cell>
          <table:table-cell office:value-type="string">
            <text:p>"</text:p>
          </table:table-cell>
          <table:table-cell office:value-type="string">
            <text:p>),</text:p>
          </table:table-cell>
          <table:table-cell table:formula="of:=CONCATENATE([.D6];[.E6];[.F6];[.G6];[.H6];[.I6])" office:value-type="string" office:string-value="(4,&quot;Art abstrait&quot;),">
            <text:p>(4,"Art abstrait"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phism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 abstrait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tisme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oque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ute Renaissance </text:p>
          </table:table-cell>
          <table:table-cell table:number-columns-repeated="8"/>
        </table:table-row>
      </table:table>
      <table:database-ranges>
        <table:database-range table:target-range-address="'Table Titre'.E1:'Table Titre'.I15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20/05/2021</text:date>, <text:time>14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document-statistic meta:table-count="6" meta:cell-count="6431" meta:object-count="0"/>
  </office:meta>
</office:document-meta>
</file>